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640000004AC5408EA1A.jpg" manifest:media-type="image/jpeg"/>
  <manifest:file-entry manifest:full-path="Pictures/1000000000000640000004AC4E65BDB5.jpg" manifest:media-type="image/jpe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2572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20aa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dfb0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4d3df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5384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606c4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d3dfb0" officeooo:paragraph-rsid="00d3dfb0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25723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20aa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dfb0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d3df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5384f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5efbf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79344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ebbe8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c8840" officeooo:paragraph-rsid="00cddb6f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d3dfb0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10a891a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efbf" officeooo:paragraph-rsid="00d606c4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efbf" officeooo:paragraph-rsid="00d79344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79344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ad4fe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b7ac2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f58ee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e21e38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e231f9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e0f29" officeooo:paragraph-rsid="00de0f29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ebbe8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1c0b1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315e5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48e95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52fd1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6e3cd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987b2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cd9dc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0481a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0481a" officeooo:paragraph-rsid="00e0481a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5c193" officeooo:paragraph-rsid="00e5c193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71ede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8fd27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9b5e5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b6f02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c8ddd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dc2fa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ec8ddd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edc2fa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f1c0b1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f52fd1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f6e3cd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035d6" officeooo:paragraph-rsid="00f035d6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1c0b1" officeooo:paragraph-rsid="00f1c0b1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50b6d" officeooo:paragraph-rsid="00f50b6d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78993" officeooo:paragraph-rsid="00f78993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cd9dc" officeooo:paragraph-rsid="00fcd9dc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faa66" officeooo:paragraph-rsid="00ffaa66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0c316" officeooo:paragraph-rsid="0100c316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caef" officeooo:paragraph-rsid="0101772e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caef" officeooo:paragraph-rsid="01036e3e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caef" officeooo:paragraph-rsid="01047803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caef" officeooo:paragraph-rsid="0105701f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e9d6a" officeooo:paragraph-rsid="0101772e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3a9b1" officeooo:paragraph-rsid="0103a9b1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47803" officeooo:paragraph-rsid="01047803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5701f" officeooo:paragraph-rsid="0105701f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5701f" officeooo:paragraph-rsid="01075dc9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5701f" officeooo:paragraph-rsid="0107b6c6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5701f" officeooo:paragraph-rsid="0109583a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6506a" officeooo:paragraph-rsid="0106506a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380e6" officeooo:paragraph-rsid="010a891a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9583a" officeooo:paragraph-rsid="0109583a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81f9" officeooo:paragraph-rsid="010a891a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81f9" officeooo:paragraph-rsid="010be3ab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81f9" officeooo:paragraph-rsid="010f181d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81f9" officeooo:paragraph-rsid="011290e1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81f9" officeooo:paragraph-rsid="011b88a2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a891a" officeooo:paragraph-rsid="010a891a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a891a" officeooo:paragraph-rsid="010be3ab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a891a" officeooo:paragraph-rsid="010f181d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12d6a" officeooo:paragraph-rsid="01112d6a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12d6a" officeooo:paragraph-rsid="0111c87d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290e1" officeooo:paragraph-rsid="011290e1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75608" officeooo:paragraph-rsid="0119b87f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9b87f" officeooo:paragraph-rsid="0119b87f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9b87f" officeooo:paragraph-rsid="011b88a2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ac628" style:font-size-asian="10.5pt" style:font-weight-asian="bold" style:font-size-complex="12pt" style:font-weight-complex="bold"/>
    </style:style>
    <style:style style:name="P9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ad4fe" style:font-size-asian="10.5pt" style:font-weight-asian="bold" style:font-size-complex="12pt" style:font-weight-complex="bold"/>
    </style:style>
    <style:style style:name="P9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b7ac2" style:font-size-asian="10.5pt" style:font-weight-asian="bold" style:font-size-complex="12pt" style:font-weight-complex="bold"/>
    </style:style>
    <style:style style:name="P9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e0f29" style:font-size-asian="10.5pt" style:font-weight-asian="bold" style:font-size-complex="12pt" style:font-weight-complex="bold"/>
    </style:style>
    <style:style style:name="P9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f58ee" style:font-size-asian="10.5pt" style:font-weight-asian="bold" style:font-size-complex="12pt" style:font-weight-complex="bold"/>
    </style:style>
    <style:style style:name="P9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0481a" style:font-size-asian="10.5pt" style:font-weight-asian="bold" style:font-size-complex="12pt" style:font-weight-complex="bold"/>
    </style:style>
    <style:style style:name="P9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1e38" style:font-size-asian="10.5pt" style:font-weight-asian="bold" style:font-size-complex="12pt" style:font-weight-complex="bold"/>
    </style:style>
    <style:style style:name="P10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31f9" style:font-size-asian="10.5pt" style:font-weight-asian="bold" style:font-size-complex="12pt" style:font-weight-complex="bold"/>
    </style:style>
    <style:style style:name="P10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3c917" style:font-size-asian="10.5pt" style:font-weight-asian="bold" style:font-size-complex="12pt" style:font-weight-complex="bold"/>
    </style:style>
    <style:style style:name="P10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5c193" style:font-size-asian="10.5pt" style:font-weight-asian="bold" style:font-size-complex="12pt" style:font-weight-complex="bold"/>
    </style:style>
    <style:style style:name="P10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71ede" style:font-size-asian="10.5pt" style:font-weight-asian="bold" style:font-size-complex="12pt" style:font-weight-complex="bold"/>
    </style:style>
    <style:style style:name="P10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8fd27" style:font-size-asian="10.5pt" style:font-weight-asian="bold" style:font-size-complex="12pt" style:font-weight-complex="bold"/>
    </style:style>
    <style:style style:name="P10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9b5e5" style:font-size-asian="10.5pt" style:font-weight-asian="bold" style:font-size-complex="12pt" style:font-weight-complex="bold"/>
    </style:style>
    <style:style style:name="P10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b6f02" style:font-size-asian="10.5pt" style:font-weight-asian="bold" style:font-size-complex="12pt" style:font-weight-complex="bold"/>
    </style:style>
    <style:style style:name="P10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c8ddd" style:font-size-asian="10.5pt" style:font-weight-asian="bold" style:font-size-complex="12pt" style:font-weight-complex="bold"/>
    </style:style>
    <style:style style:name="P10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dc2fa" style:font-size-asian="10.5pt" style:font-weight-asian="bold" style:font-size-complex="12pt" style:font-weight-complex="bold"/>
    </style:style>
    <style:style style:name="P10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f98df" style:font-size-asian="10.5pt" style:font-weight-asian="bold" style:font-size-complex="12pt" style:font-weight-complex="bold"/>
    </style:style>
    <style:style style:name="P11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035d6" style:font-size-asian="10.5pt" style:font-weight-asian="bold" style:font-size-complex="12pt" style:font-weight-complex="bold"/>
    </style:style>
    <style:style style:name="P11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1c0b1" style:font-size-asian="10.5pt" style:font-weight-asian="bold" style:font-size-complex="12pt" style:font-weight-complex="bold"/>
    </style:style>
    <style:style style:name="P11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315e5" style:font-size-asian="10.5pt" style:font-weight-asian="bold" style:font-size-complex="12pt" style:font-weight-complex="bold"/>
    </style:style>
    <style:style style:name="P11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48e95" style:font-size-asian="10.5pt" style:font-weight-asian="bold" style:font-size-complex="12pt" style:font-weight-complex="bold"/>
    </style:style>
    <style:style style:name="P11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52fd1" style:font-size-asian="10.5pt" style:font-weight-asian="bold" style:font-size-complex="12pt" style:font-weight-complex="bold"/>
    </style:style>
    <style:style style:name="P11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6e3cd" style:font-size-asian="10.5pt" style:font-weight-asian="bold" style:font-size-complex="12pt" style:font-weight-complex="bold"/>
    </style:style>
    <style:style style:name="P11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987b2" style:font-size-asian="10.5pt" style:font-weight-asian="bold" style:font-size-complex="12pt" style:font-weight-complex="bold"/>
    </style:style>
    <style:style style:name="P11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cd9dc" style:font-size-asian="10.5pt" style:font-weight-asian="bold" style:font-size-complex="12pt" style:font-weight-complex="bold"/>
    </style:style>
    <style:style style:name="P11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e9d6a" style:font-size-asian="10.5pt" style:font-weight-asian="bold" style:font-size-complex="12pt" style:font-weight-complex="bold"/>
    </style:style>
    <style:style style:name="P11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faa66" style:font-size-asian="10.5pt" style:font-weight-asian="bold" style:font-size-complex="12pt" style:font-weight-complex="bold"/>
    </style:style>
    <style:style style:name="P12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0c316" style:font-size-asian="10.5pt" style:font-weight-asian="bold" style:font-size-complex="12pt" style:font-weight-complex="bold"/>
    </style:style>
    <style:style style:name="P12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1772e" style:font-size-asian="10.5pt" style:font-weight-asian="bold" style:font-size-complex="12pt" style:font-weight-complex="bold"/>
    </style:style>
    <style:style style:name="P12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36e3e" style:font-size-asian="10.5pt" style:font-weight-asian="bold" style:font-size-complex="12pt" style:font-weight-complex="bold"/>
    </style:style>
    <style:style style:name="P12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3a9b1" style:font-size-asian="10.5pt" style:font-weight-asian="bold" style:font-size-complex="12pt" style:font-weight-complex="bold"/>
    </style:style>
    <style:style style:name="P12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47803" style:font-size-asian="10.5pt" style:font-weight-asian="bold" style:font-size-complex="12pt" style:font-weight-complex="bold"/>
    </style:style>
    <style:style style:name="P12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a891a" style:font-size-asian="10.5pt" style:font-weight-asian="bold" style:font-size-complex="12pt" style:font-weight-complex="bold"/>
    </style:style>
    <style:style style:name="P12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be3ab" style:font-size-asian="10.5pt" style:font-weight-asian="bold" style:font-size-complex="12pt" style:font-weight-complex="bold"/>
    </style:style>
    <style:style style:name="P12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f181d" style:font-size-asian="10.5pt" style:font-weight-asian="bold" style:font-size-complex="12pt" style:font-weight-complex="bold"/>
    </style:style>
    <style:style style:name="P12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1290e1" style:font-size-asian="10.5pt" style:font-weight-asian="bold" style:font-size-complex="12pt" style:font-weight-complex="bold"/>
    </style:style>
    <style:style style:name="P12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175608" style:font-size-asian="10.5pt" style:font-weight-asian="bold" style:font-size-complex="12pt" style:font-weight-complex="bold"/>
    </style:style>
    <style:style style:name="P13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19b87f" style:font-size-asian="10.5pt" style:font-weight-asian="bold" style:font-size-complex="12pt" style:font-weight-complex="bold"/>
    </style:style>
    <style:style style:name="P13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1b88a2" style:font-size-asian="10.5pt" style:font-weight-asian="bold" style:font-size-complex="12pt" style:font-weight-complex="bold"/>
    </style:style>
    <style:style style:name="P13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e0481a" officeooo:paragraph-rsid="00e0481a" style:font-size-asian="10.5pt" style:font-weight-asian="bold" style:font-size-complex="12pt" style:font-weight-complex="bold"/>
    </style:style>
    <style:style style:name="P133" style:family="paragraph" style:parent-style-name="Standard">
      <style:paragraph-properties fo:text-align="start" style:justify-single-word="false"/>
      <style:text-properties style:font-name="Liberation Serif" fo:font-size="12pt" fo:font-weight="bold" officeooo:rsid="0105701f" officeooo:paragraph-rsid="0105701f" style:font-size-asian="10.5pt" style:font-weight-asian="bold" style:font-size-complex="12pt" style:font-weight-complex="bold"/>
    </style:style>
    <style:style style:name="P134" style:family="paragraph" style:parent-style-name="Standard">
      <style:paragraph-properties fo:text-align="start" style:justify-single-word="false"/>
      <style:text-properties style:font-name="Liberation Serif" fo:font-size="12pt" fo:font-weight="bold" officeooo:rsid="0105701f" officeooo:paragraph-rsid="0106506a" style:font-size-asian="10.5pt" style:font-weight-asian="bold" style:font-size-complex="12pt" style:font-weight-complex="bold"/>
    </style:style>
    <style:style style:name="P135" style:family="paragraph" style:parent-style-name="Standard">
      <style:paragraph-properties fo:text-align="start" style:justify-single-word="false"/>
      <style:text-properties style:font-name="Liberation Serif" fo:font-size="12pt" fo:font-weight="bold" officeooo:rsid="0105701f" officeooo:paragraph-rsid="0107b6c6" style:font-size-asian="10.5pt" style:font-weight-asian="bold" style:font-size-complex="12pt" style:font-weight-complex="bold"/>
    </style:style>
    <style:style style:name="P136" style:family="paragraph" style:parent-style-name="Standard">
      <style:paragraph-properties fo:text-align="start" style:justify-single-word="false"/>
      <style:text-properties style:font-name="Liberation Serif" fo:font-size="12pt" fo:font-weight="bold" officeooo:rsid="0105701f" officeooo:paragraph-rsid="0109583a" style:font-size-asian="10.5pt" style:font-weight-asian="bold" style:font-size-complex="12pt" style:font-weight-complex="bold"/>
    </style:style>
    <style:style style:name="P137" style:family="paragraph" style:parent-style-name="Standard">
      <style:paragraph-properties fo:text-align="start" style:justify-single-word="false"/>
      <style:text-properties style:font-name="Liberation Serif" fo:font-size="12pt" fo:font-weight="bold" officeooo:rsid="0105701f" officeooo:paragraph-rsid="01075dc9" style:font-size-asian="10.5pt" style:font-weight-asian="bold" style:font-size-complex="12pt" style:font-weight-complex="bold"/>
    </style:style>
    <style:style style:name="P138" style:family="paragraph" style:parent-style-name="Standard">
      <style:paragraph-properties fo:text-align="start" style:justify-single-word="false"/>
      <style:text-properties officeooo:paragraph-rsid="00f315e5"/>
    </style:style>
    <style:style style:name="P139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ebbe8" style:font-size-asian="10.5pt" style:font-weight-asian="bold" style:font-size-complex="12pt" style:font-weight-complex="bold"/>
    </style:style>
    <style:style style:name="P140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5c193" style:font-size-asian="10.5pt" style:font-weight-asian="bold" style:font-size-complex="12pt" style:font-weight-complex="bold"/>
    </style:style>
    <style:style style:name="P141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f1c0b1" style:font-size-asian="10.5pt" style:font-weight-asian="bold" style:font-size-complex="12pt" style:font-weight-complex="bold"/>
    </style:style>
    <style:style style:name="P142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f987b2" style:font-size-asian="10.5pt" style:font-weight-asian="bold" style:font-size-complex="12pt" style:font-weight-complex="bold"/>
    </style:style>
    <style:style style:name="P143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1036e3e" style:font-size-asian="10.5pt" style:font-weight-asian="bold" style:font-size-complex="12pt" style:font-weight-complex="bold"/>
    </style:style>
    <style:style style:name="P144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145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cfc4ce" style:font-size-asian="10.5pt" style:font-weight-asian="normal" style:font-size-complex="12pt" style:font-weight-complex="normal"/>
    </style:style>
    <style:style style:name="P146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14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0f325" style:font-size-asian="10.5pt" style:font-weight-asian="normal" style:font-size-complex="12pt" style:font-weight-complex="normal"/>
    </style:style>
    <style:style style:name="P14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320aa" style:font-size-asian="10.5pt" style:font-weight-asian="normal" style:font-size-complex="12pt" style:font-weight-complex="normal"/>
    </style:style>
    <style:style style:name="P14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3dfb0" style:font-size-asian="10.5pt" style:font-weight-asian="normal" style:font-size-complex="12pt" style:font-weight-complex="normal"/>
    </style:style>
    <style:style style:name="P15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5384f" style:font-size-asian="10.5pt" style:font-weight-asian="normal" style:font-size-complex="12pt" style:font-weight-complex="normal"/>
    </style:style>
    <style:style style:name="P15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5efbf" style:font-size-asian="10.5pt" style:font-weight-asian="normal" style:font-size-complex="12pt" style:font-weight-complex="normal"/>
    </style:style>
    <style:style style:name="P15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79344" style:font-size-asian="10.5pt" style:font-weight-asian="normal" style:font-size-complex="12pt" style:font-weight-complex="normal"/>
    </style:style>
    <style:style style:name="P15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ad4fe" style:font-size-asian="10.5pt" style:font-weight-asian="normal" style:font-size-complex="12pt" style:font-weight-complex="normal"/>
    </style:style>
    <style:style style:name="P15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f58ee" style:font-size-asian="10.5pt" style:font-weight-asian="normal" style:font-size-complex="12pt" style:font-weight-complex="normal"/>
    </style:style>
    <style:style style:name="P15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21e38" style:font-size-asian="10.5pt" style:font-weight-asian="normal" style:font-size-complex="12pt" style:font-weight-complex="normal"/>
    </style:style>
    <style:style style:name="P15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231f9" style:font-size-asian="10.5pt" style:font-weight-asian="normal" style:font-size-complex="12pt" style:font-weight-complex="normal"/>
    </style:style>
    <style:style style:name="P15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3c917" style:font-size-asian="10.5pt" style:font-weight-asian="normal" style:font-size-complex="12pt" style:font-weight-complex="normal"/>
    </style:style>
    <style:style style:name="P15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71ede" style:font-size-asian="10.5pt" style:font-weight-asian="normal" style:font-size-complex="12pt" style:font-weight-complex="normal"/>
    </style:style>
    <style:style style:name="P15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8fd27" style:font-size-asian="10.5pt" style:font-weight-asian="normal" style:font-size-complex="12pt" style:font-weight-complex="normal"/>
    </style:style>
    <style:style style:name="P16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9b5e5" style:font-size-asian="10.5pt" style:font-weight-asian="normal" style:font-size-complex="12pt" style:font-weight-complex="normal"/>
    </style:style>
    <style:style style:name="P16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b6f02" style:font-size-asian="10.5pt" style:font-weight-asian="normal" style:font-size-complex="12pt" style:font-weight-complex="normal"/>
    </style:style>
    <style:style style:name="P16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f98df" style:font-size-asian="10.5pt" style:font-weight-asian="normal" style:font-size-complex="12pt" style:font-weight-complex="normal"/>
    </style:style>
    <style:style style:name="P16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1c0b1" style:font-size-asian="10.5pt" style:font-weight-asian="normal" style:font-size-complex="12pt" style:font-weight-complex="normal"/>
    </style:style>
    <style:style style:name="P16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315e5" style:font-size-asian="10.5pt" style:font-weight-asian="normal" style:font-size-complex="12pt" style:font-weight-complex="normal"/>
    </style:style>
    <style:style style:name="P16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52fd1" style:font-size-asian="10.5pt" style:font-weight-asian="normal" style:font-size-complex="12pt" style:font-weight-complex="normal"/>
    </style:style>
    <style:style style:name="P16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6e3cd" style:font-size-asian="10.5pt" style:font-weight-asian="normal" style:font-size-complex="12pt" style:font-weight-complex="normal"/>
    </style:style>
    <style:style style:name="P16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acaef" style:font-size-asian="10.5pt" style:font-weight-asian="normal" style:font-size-complex="12pt" style:font-weight-complex="normal"/>
    </style:style>
    <style:style style:name="P16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e9d6a" style:font-size-asian="10.5pt" style:font-weight-asian="normal" style:font-size-complex="12pt" style:font-weight-complex="normal"/>
    </style:style>
    <style:style style:name="P16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101772e" style:font-size-asian="10.5pt" style:font-weight-asian="normal" style:font-size-complex="12pt" style:font-weight-complex="normal"/>
    </style:style>
    <style:style style:name="P17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1036e3e" style:font-size-asian="10.5pt" style:font-weight-asian="normal" style:font-size-complex="12pt" style:font-weight-complex="normal"/>
    </style:style>
    <style:style style:name="P17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105701f" style:font-size-asian="10.5pt" style:font-weight-asian="normal" style:font-size-complex="12pt" style:font-weight-complex="normal"/>
    </style:style>
    <style:style style:name="P17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106506a" style:font-size-asian="10.5pt" style:font-weight-asian="normal" style:font-size-complex="12pt" style:font-weight-complex="normal"/>
    </style:style>
    <style:style style:name="P17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1075dc9" style:font-size-asian="10.5pt" style:font-weight-asian="normal" style:font-size-complex="12pt" style:font-weight-complex="normal"/>
    </style:style>
    <style:style style:name="P17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107b6c6" style:font-size-asian="10.5pt" style:font-weight-asian="normal" style:font-size-complex="12pt" style:font-weight-complex="normal"/>
    </style:style>
    <style:style style:name="P175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03ddb" officeooo:paragraph-rsid="00d176fb" style:font-size-asian="10.5pt" style:font-weight-asian="normal" style:font-size-complex="12pt" style:font-weight-complex="normal"/>
    </style:style>
    <style:style style:name="P176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03ddb" officeooo:paragraph-rsid="00e0481a" style:font-size-asian="10.5pt" style:font-weight-asian="normal" style:font-size-complex="12pt" style:font-weight-complex="normal"/>
    </style:style>
    <style:style style:name="P177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176fb" officeooo:paragraph-rsid="00d176fb" style:font-size-asian="10.5pt" style:font-weight-asian="normal" style:font-size-complex="12pt" style:font-weight-complex="normal"/>
    </style:style>
    <style:style style:name="P178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18083" officeooo:paragraph-rsid="00d18083" style:font-size-asian="10.5pt" style:font-weight-asian="normal" style:font-size-complex="12pt" style:font-weight-complex="normal"/>
    </style:style>
    <style:style style:name="P17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384f" officeooo:paragraph-rsid="00d5384f" style:font-size-asian="10.5pt" style:font-weight-asian="normal" style:font-size-complex="12pt" style:font-weight-complex="normal"/>
    </style:style>
    <style:style style:name="P18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efbf" officeooo:paragraph-rsid="00d5efbf" style:font-size-asian="10.5pt" style:font-weight-asian="normal" style:font-size-complex="12pt" style:font-weight-complex="normal"/>
    </style:style>
    <style:style style:name="P18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efbf" officeooo:paragraph-rsid="00d79344" style:font-size-asian="10.5pt" style:font-weight-asian="normal" style:font-size-complex="12pt" style:font-weight-complex="normal"/>
    </style:style>
    <style:style style:name="P18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7c9cd" officeooo:paragraph-rsid="00d606c4" style:font-size-asian="10.5pt" style:font-weight-asian="normal" style:font-size-complex="12pt" style:font-weight-complex="normal"/>
    </style:style>
    <style:style style:name="P18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7c9cd" officeooo:paragraph-rsid="0106506a" style:font-size-asian="10.5pt" style:font-weight-asian="normal" style:font-size-complex="12pt" style:font-weight-complex="normal"/>
    </style:style>
    <style:style style:name="P18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dad4fe" style:font-size-asian="10.5pt" style:font-weight-asian="normal" style:font-size-complex="12pt" style:font-weight-complex="normal"/>
    </style:style>
    <style:style style:name="P18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df58ee" style:font-size-asian="10.5pt" style:font-weight-asian="normal" style:font-size-complex="12pt" style:font-weight-complex="normal"/>
    </style:style>
    <style:style style:name="P18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e21e38" style:font-size-asian="10.5pt" style:font-weight-asian="normal" style:font-size-complex="12pt" style:font-weight-complex="normal"/>
    </style:style>
    <style:style style:name="P18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e231f9" style:font-size-asian="10.5pt" style:font-weight-asian="normal" style:font-size-complex="12pt" style:font-weight-complex="normal"/>
    </style:style>
    <style:style style:name="P18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e3c917" style:font-size-asian="10.5pt" style:font-weight-asian="normal" style:font-size-complex="12pt" style:font-weight-complex="normal"/>
    </style:style>
    <style:style style:name="P18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f58ee" officeooo:paragraph-rsid="00df58ee" style:font-size-asian="10.5pt" style:font-weight-asian="normal" style:font-size-complex="12pt" style:font-weight-complex="normal"/>
    </style:style>
    <style:style style:name="P190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4e92b" officeooo:paragraph-rsid="00e0481a" style:font-size-asian="10.5pt" style:font-weight-asian="normal" style:font-size-complex="12pt" style:font-weight-complex="normal"/>
    </style:style>
    <style:style style:name="P19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71ede" style:font-size-asian="10.5pt" style:font-weight-asian="normal" style:font-size-complex="12pt" style:font-weight-complex="normal"/>
    </style:style>
    <style:style style:name="P19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8fd27" style:font-size-asian="10.5pt" style:font-weight-asian="normal" style:font-size-complex="12pt" style:font-weight-complex="normal"/>
    </style:style>
    <style:style style:name="P19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9b5e5" style:font-size-asian="10.5pt" style:font-weight-asian="normal" style:font-size-complex="12pt" style:font-weight-complex="normal"/>
    </style:style>
    <style:style style:name="P19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b6f02" style:font-size-asian="10.5pt" style:font-weight-asian="normal" style:font-size-complex="12pt" style:font-weight-complex="normal"/>
    </style:style>
    <style:style style:name="P19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f98df" style:font-size-asian="10.5pt" style:font-weight-asian="normal" style:font-size-complex="12pt" style:font-weight-complex="normal"/>
    </style:style>
    <style:style style:name="P19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1c0b1" officeooo:paragraph-rsid="00f1c0b1" style:font-size-asian="10.5pt" style:font-weight-asian="normal" style:font-size-complex="12pt" style:font-weight-complex="normal"/>
    </style:style>
    <style:style style:name="P19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52fd1" officeooo:paragraph-rsid="00f52fd1" style:font-size-asian="10.5pt" style:font-weight-asian="normal" style:font-size-complex="12pt" style:font-weight-complex="normal"/>
    </style:style>
    <style:style style:name="P19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52fd1" officeooo:paragraph-rsid="00f6e3cd" style:font-size-asian="10.5pt" style:font-weight-asian="normal" style:font-size-complex="12pt" style:font-weight-complex="normal"/>
    </style:style>
    <style:style style:name="P19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6e3cd" officeooo:paragraph-rsid="00f6e3cd" style:font-size-asian="10.5pt" style:font-weight-asian="normal" style:font-size-complex="12pt" style:font-weight-complex="normal"/>
    </style:style>
    <style:style style:name="P20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acaef" officeooo:paragraph-rsid="00facaef" style:font-size-asian="10.5pt" style:font-weight-asian="normal" style:font-size-complex="12pt" style:font-weight-complex="normal"/>
    </style:style>
    <style:style style:name="P20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acaef" officeooo:paragraph-rsid="00fe9d6a" style:font-size-asian="10.5pt" style:font-weight-asian="normal" style:font-size-complex="12pt" style:font-weight-complex="normal"/>
    </style:style>
    <style:style style:name="P20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acaef" officeooo:paragraph-rsid="0101772e" style:font-size-asian="10.5pt" style:font-weight-asian="normal" style:font-size-complex="12pt" style:font-weight-complex="normal"/>
    </style:style>
    <style:style style:name="P20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e9d6a" officeooo:paragraph-rsid="00fe9d6a" style:font-size-asian="10.5pt" style:font-weight-asian="normal" style:font-size-complex="12pt" style:font-weight-complex="normal"/>
    </style:style>
    <style:style style:name="P20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1036e3e" officeooo:paragraph-rsid="01036e3e" style:font-size-asian="10.5pt" style:font-weight-asian="normal" style:font-size-complex="12pt" style:font-weight-complex="normal"/>
    </style:style>
    <style:style style:name="P20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1036e3e" officeooo:paragraph-rsid="0105701f" style:font-size-asian="10.5pt" style:font-weight-asian="normal" style:font-size-complex="12pt" style:font-weight-complex="normal"/>
    </style:style>
    <style:style style:name="P20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1036e3e" officeooo:paragraph-rsid="01075dc9" style:font-size-asian="10.5pt" style:font-weight-asian="normal" style:font-size-complex="12pt" style:font-weight-complex="normal"/>
    </style:style>
    <style:style style:name="P207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0f9a641" officeooo:paragraph-rsid="0103a9b1" style:font-size-asian="10.5pt" style:font-weight-asian="normal" style:font-size-complex="12pt" style:font-weight-complex="normal"/>
    </style:style>
    <style:style style:name="P208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0f9a641" officeooo:paragraph-rsid="01047803" style:font-size-asian="10.5pt" style:font-weight-asian="normal" style:font-size-complex="12pt" style:font-weight-complex="normal"/>
    </style:style>
    <style:style style:name="P209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103a9b1" officeooo:paragraph-rsid="0103a9b1" style:font-size-asian="10.5pt" style:font-weight-asian="normal" style:font-size-complex="12pt" style:font-weight-complex="normal"/>
    </style:style>
    <style:style style:name="P210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1047803" officeooo:paragraph-rsid="01047803" style:font-size-asian="10.5pt" style:font-weight-asian="normal" style:font-size-complex="12pt" style:font-weight-complex="normal"/>
    </style:style>
    <style:style style:name="P21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105701f" officeooo:paragraph-rsid="0105701f" style:font-size-asian="10.5pt" style:font-weight-asian="normal" style:font-size-complex="12pt" style:font-weight-complex="normal"/>
    </style:style>
    <style:style style:name="P21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106506a" officeooo:paragraph-rsid="0106506a" style:font-size-asian="10.5pt" style:font-weight-asian="normal" style:font-size-complex="12pt" style:font-weight-complex="normal"/>
    </style:style>
    <style:style style:name="P21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107b6c6" officeooo:paragraph-rsid="0107b6c6" style:font-size-asian="10.5pt" style:font-weight-asian="normal" style:font-size-complex="12pt" style:font-weight-complex="normal"/>
    </style:style>
    <style:style style:name="P214" style:family="paragraph" style:parent-style-name="Standard" style:list-style-name="L8">
      <style:paragraph-properties fo:text-align="start" style:justify-single-word="false"/>
      <style:text-properties style:font-name="Liberation Serif" fo:font-size="12pt" fo:font-weight="normal" officeooo:rsid="010181f9" officeooo:paragraph-rsid="011290e1" style:font-size-asian="10.5pt" style:font-weight-asian="normal" style:font-size-complex="12pt" style:font-weight-complex="normal"/>
    </style:style>
    <style:style style:name="P215" style:family="paragraph" style:parent-style-name="Standard" style:list-style-name="L8">
      <style:paragraph-properties fo:text-align="start" style:justify-single-word="false"/>
      <style:text-properties style:font-name="Liberation Serif" fo:font-size="12pt" fo:font-weight="normal" officeooo:rsid="01064f1c" officeooo:paragraph-rsid="011290e1" style:font-size-asian="10.5pt" style:font-weight-asian="normal" style:font-size-complex="12pt" style:font-weight-complex="normal"/>
    </style:style>
    <style:style style:name="P216" style:family="paragraph" style:parent-style-name="Standard" style:list-style-name="L8">
      <style:paragraph-properties fo:text-align="start" style:justify-single-word="false"/>
      <style:text-properties style:font-name="Liberation Serif" fo:font-size="12pt" fo:font-weight="normal" officeooo:rsid="011290e1" officeooo:paragraph-rsid="011290e1" style:font-size-asian="10.5pt" style:font-weight-asian="normal" style:font-size-complex="12pt" style:font-weight-complex="normal"/>
    </style:style>
    <style:style style:name="P217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175608" officeooo:paragraph-rsid="01175608" style:font-size-asian="10.5pt" style:font-weight-asian="normal" style:font-size-complex="12pt" style:font-weight-complex="normal"/>
    </style:style>
    <style:style style:name="P218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175608" officeooo:paragraph-rsid="0119b87f" style:font-size-asian="10.5pt" style:font-weight-asian="normal" style:font-size-complex="12pt" style:font-weight-complex="normal"/>
    </style:style>
    <style:style style:name="P219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175608" officeooo:paragraph-rsid="011be6d6" style:font-size-asian="10.5pt" style:font-weight-asian="normal" style:font-size-complex="12pt" style:font-weight-complex="normal"/>
    </style:style>
    <style:style style:name="P220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175608" officeooo:paragraph-rsid="011d0264" style:font-size-asian="10.5pt" style:font-weight-asian="normal" style:font-size-complex="12pt" style:font-weight-complex="normal"/>
    </style:style>
    <style:style style:name="P221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195221" officeooo:paragraph-rsid="0119b87f" style:font-size-asian="10.5pt" style:font-weight-asian="normal" style:font-size-complex="12pt" style:font-weight-complex="normal"/>
    </style:style>
    <style:style style:name="P222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195221" officeooo:paragraph-rsid="011be6d6" style:font-size-asian="10.5pt" style:font-weight-asian="normal" style:font-size-complex="12pt" style:font-weight-complex="normal"/>
    </style:style>
    <style:style style:name="P223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195221" officeooo:paragraph-rsid="011d0264" style:font-size-asian="10.5pt" style:font-weight-asian="normal" style:font-size-complex="12pt" style:font-weight-complex="normal"/>
    </style:style>
    <style:style style:name="P2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95221" officeooo:paragraph-rsid="011be6d6" style:font-size-asian="10.5pt" style:font-weight-asian="normal" style:font-size-complex="12pt" style:font-weight-complex="normal"/>
    </style:style>
    <style:style style:name="P225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19b87f" officeooo:paragraph-rsid="0119b87f" style:font-size-asian="10.5pt" style:font-weight-asian="normal" style:font-size-complex="12pt" style:font-weight-complex="normal"/>
    </style:style>
    <style:style style:name="P226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1d0264" officeooo:paragraph-rsid="011d0264" style:font-size-asian="10.5pt" style:font-weight-asian="normal" style:font-size-complex="12pt" style:font-weight-complex="normal"/>
    </style:style>
    <style:style style:name="P22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1d0264" style:font-size-asian="10.5pt" style:font-weight-asian="bold" style:font-size-complex="12pt" style:font-weight-complex="bold"/>
    </style:style>
    <style:style style:name="P228" style:family="paragraph" style:parent-style-name="Standard" style:list-style-name="L2">
      <style:paragraph-properties fo:text-align="start" style:justify-single-word="false"/>
      <style:text-properties officeooo:paragraph-rsid="00f315e5"/>
    </style:style>
    <style:style style:name="P229" style:family="paragraph" style:parent-style-name="Standard" style:list-style-name="L7">
      <style:paragraph-properties fo:text-align="start" style:justify-single-word="false"/>
      <style:text-properties officeooo:paragraph-rsid="0106506a"/>
    </style:style>
    <style:style style:name="P230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11d0264" style:font-size-asian="10.5pt" style:font-weight-asian="bold" style:font-size-complex="12pt" style:font-weight-complex="bold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28eef"/>
    </style:style>
    <style:style style:name="T4" style:family="text">
      <style:text-properties officeooo:rsid="00754c42"/>
    </style:style>
    <style:style style:name="T5" style:family="text">
      <style:text-properties officeooo:rsid="00cfc4ce"/>
    </style:style>
    <style:style style:name="T6" style:family="text">
      <style:text-properties officeooo:rsid="00d027fe"/>
    </style:style>
    <style:style style:name="T7" style:family="text">
      <style:text-properties officeooo:rsid="00d25723"/>
    </style:style>
    <style:style style:name="T8" style:family="text">
      <style:text-properties style:font-name="Liberation Serif" officeooo:rsid="00d2f8ec"/>
    </style:style>
    <style:style style:name="T9" style:family="text">
      <style:text-properties style:font-name="Liberation Serif" officeooo:rsid="00d4d3df"/>
    </style:style>
    <style:style style:name="T10" style:family="text">
      <style:text-properties style:font-name="Liberation Serif" fo:font-size="12pt" fo:font-weight="normal" officeooo:rsid="00f1c0b1" style:font-size-asian="10.5pt" style:font-weight-asian="normal" style:font-size-complex="12pt" style:font-weight-complex="normal"/>
    </style:style>
    <style:style style:name="T11" style:family="text">
      <style:text-properties style:font-name="Liberation Serif" fo:font-size="12pt" fo:font-weight="normal" officeooo:rsid="00f315e5" style:font-size-asian="10.5pt" style:font-weight-asian="normal" style:font-size-complex="12pt" style:font-weight-complex="normal"/>
    </style:style>
    <style:style style:name="T12" style:family="text">
      <style:text-properties style:font-name="Liberation Serif" fo:font-size="12pt" fo:font-weight="normal" officeooo:rsid="0106506a" style:font-size-asian="10.5pt" style:font-weight-asian="normal" style:font-size-complex="12pt" style:font-weight-complex="normal"/>
    </style:style>
    <style:style style:name="T13" style:family="text">
      <style:text-properties style:font-name="Liberation Serif" fo:font-size="12pt" fo:font-weight="normal" officeooo:rsid="00f315e5" style:font-size-asian="12pt" style:font-weight-asian="normal" style:font-size-complex="12pt" style:font-weight-complex="normal"/>
    </style:style>
    <style:style style:name="T14" style:family="text">
      <style:text-properties style:font-name="Liberation Serif" fo:font-size="12pt" fo:font-weight="normal" officeooo:rsid="00f41471" style:font-size-asian="12pt" style:font-weight-asian="normal" style:font-size-complex="12pt" style:font-weight-complex="normal"/>
    </style:style>
    <style:style style:name="T15" style:family="text">
      <style:text-properties style:font-name="Liberation Serif" fo:font-size="12pt" officeooo:rsid="00f41471" style:font-size-asian="12pt" style:font-size-complex="12pt"/>
    </style:style>
    <style:style style:name="T16" style:family="text">
      <style:text-properties officeooo:rsid="00d2f8ec"/>
    </style:style>
    <style:style style:name="T17" style:family="text">
      <style:text-properties officeooo:rsid="00d320aa"/>
    </style:style>
    <style:style style:name="T18" style:family="text">
      <style:text-properties officeooo:rsid="00d3dfb0"/>
    </style:style>
    <style:style style:name="T19" style:family="text">
      <style:text-properties officeooo:rsid="00d4d3df"/>
    </style:style>
    <style:style style:name="T20" style:family="text">
      <style:text-properties officeooo:rsid="00d5384f"/>
    </style:style>
    <style:style style:name="T21" style:family="text">
      <style:text-properties fo:font-weight="bold" officeooo:rsid="00057710" style:font-weight-asian="bold" style:font-weight-complex="bold"/>
    </style:style>
    <style:style style:name="T22" style:family="text">
      <style:text-properties fo:font-weight="bold" officeooo:rsid="00d3dfb0" style:font-weight-asian="bold" style:font-weight-complex="bold"/>
    </style:style>
    <style:style style:name="T23" style:family="text">
      <style:text-properties fo:font-weight="bold" officeooo:rsid="00cfc4ce" style:font-weight-asian="bold" style:font-weight-complex="bold"/>
    </style:style>
    <style:style style:name="T24" style:family="text">
      <style:text-properties fo:font-weight="bold" officeooo:rsid="00d606c4" style:font-weight-asian="bold" style:font-weight-complex="bold"/>
    </style:style>
    <style:style style:name="T25" style:family="text">
      <style:text-properties officeooo:rsid="00d79344"/>
    </style:style>
    <style:style style:name="T26" style:family="text">
      <style:text-properties officeooo:rsid="00d9b157"/>
    </style:style>
    <style:style style:name="T27" style:family="text">
      <style:text-properties officeooo:rsid="00dac628"/>
    </style:style>
    <style:style style:name="T28" style:family="text">
      <style:text-properties officeooo:rsid="00dad4fe"/>
    </style:style>
    <style:style style:name="T29" style:family="text">
      <style:text-properties officeooo:rsid="00db7ac2"/>
    </style:style>
    <style:style style:name="T30" style:family="text">
      <style:text-properties officeooo:rsid="00de0f29"/>
    </style:style>
    <style:style style:name="T31" style:family="text">
      <style:text-properties officeooo:rsid="00d4bdf3"/>
    </style:style>
    <style:style style:name="T32" style:family="text">
      <style:text-properties officeooo:rsid="00dbc079"/>
    </style:style>
    <style:style style:name="T33" style:family="text">
      <style:text-properties officeooo:rsid="00d98931"/>
    </style:style>
    <style:style style:name="T34" style:family="text">
      <style:text-properties officeooo:rsid="00d47cc4"/>
    </style:style>
    <style:style style:name="T35" style:family="text">
      <style:text-properties officeooo:rsid="00df58ee"/>
    </style:style>
    <style:style style:name="T36" style:family="text">
      <style:text-properties officeooo:rsid="00e0481a"/>
    </style:style>
    <style:style style:name="T37" style:family="text">
      <style:text-properties officeooo:rsid="00d4e92b"/>
    </style:style>
    <style:style style:name="T38" style:family="text">
      <style:text-properties officeooo:rsid="00e21e38"/>
    </style:style>
    <style:style style:name="T39" style:family="text">
      <style:text-properties officeooo:rsid="00e231f9"/>
    </style:style>
    <style:style style:name="T40" style:family="text">
      <style:text-properties officeooo:rsid="00e3c917"/>
    </style:style>
    <style:style style:name="T41" style:family="text">
      <style:text-properties officeooo:rsid="00e5c193"/>
    </style:style>
    <style:style style:name="T42" style:family="text">
      <style:text-properties officeooo:rsid="00e8fd27"/>
    </style:style>
    <style:style style:name="T43" style:family="text">
      <style:text-properties officeooo:rsid="00e9b5e5"/>
    </style:style>
    <style:style style:name="T44" style:family="text">
      <style:text-properties officeooo:rsid="00eb6f02"/>
    </style:style>
    <style:style style:name="T45" style:family="text">
      <style:text-properties officeooo:rsid="00edc2fa"/>
    </style:style>
    <style:style style:name="T46" style:family="text">
      <style:text-properties officeooo:rsid="00ef98df"/>
    </style:style>
    <style:style style:name="T47" style:family="text">
      <style:text-properties officeooo:rsid="00f315e5"/>
    </style:style>
    <style:style style:name="T48" style:family="text">
      <style:text-properties officeooo:rsid="00f48e95"/>
    </style:style>
    <style:style style:name="T49" style:family="text">
      <style:text-properties officeooo:rsid="00f50b6d"/>
    </style:style>
    <style:style style:name="T50" style:family="text">
      <style:text-properties officeooo:rsid="00f6e3cd"/>
    </style:style>
    <style:style style:name="T51" style:family="text">
      <style:text-properties officeooo:rsid="00f987b2"/>
    </style:style>
    <style:style style:name="T52" style:family="text">
      <style:text-properties style:text-position="super 58%" officeooo:rsid="00f987b2"/>
    </style:style>
    <style:style style:name="T53" style:family="text">
      <style:text-properties officeooo:rsid="00fcd9dc"/>
    </style:style>
    <style:style style:name="T54" style:family="text">
      <style:text-properties officeooo:rsid="00fe9d6a"/>
    </style:style>
    <style:style style:name="T55" style:family="text">
      <style:text-properties officeooo:rsid="00ffaa66"/>
    </style:style>
    <style:style style:name="T56" style:family="text">
      <style:text-properties officeooo:rsid="0101772e"/>
    </style:style>
    <style:style style:name="T57" style:family="text">
      <style:text-properties officeooo:rsid="01036e3e"/>
    </style:style>
    <style:style style:name="T58" style:family="text">
      <style:text-properties officeooo:rsid="00f9a641"/>
    </style:style>
    <style:style style:name="T59" style:family="text">
      <style:text-properties officeooo:rsid="00f75fb0"/>
    </style:style>
    <style:style style:name="T60" style:family="text">
      <style:text-properties officeooo:rsid="01047803"/>
    </style:style>
    <style:style style:name="T61" style:family="text">
      <style:text-properties officeooo:rsid="0105701f"/>
    </style:style>
    <style:style style:name="T62" style:family="text">
      <style:text-properties officeooo:rsid="0106506a"/>
    </style:style>
    <style:style style:name="T63" style:family="text">
      <style:text-properties officeooo:rsid="01075dc9"/>
    </style:style>
    <style:style style:name="T64" style:family="text">
      <style:text-properties officeooo:rsid="0107b6c6"/>
    </style:style>
    <style:style style:name="T65" style:family="text">
      <style:text-properties officeooo:rsid="00fa8e77"/>
    </style:style>
    <style:style style:name="T66" style:family="text">
      <style:text-properties officeooo:rsid="010181f9"/>
    </style:style>
    <style:style style:name="T67" style:family="text">
      <style:text-properties officeooo:rsid="010a891a"/>
    </style:style>
    <style:style style:name="T68" style:family="text">
      <style:text-properties officeooo:rsid="010be3ab"/>
    </style:style>
    <style:style style:name="T69" style:family="text">
      <style:text-properties officeooo:rsid="010db8c9"/>
    </style:style>
    <style:style style:name="T70" style:family="text">
      <style:text-properties officeooo:rsid="010f181d"/>
    </style:style>
    <style:style style:name="T71" style:family="text">
      <style:text-properties officeooo:rsid="011290e1"/>
    </style:style>
    <style:style style:name="T72" style:family="text">
      <style:text-properties officeooo:rsid="01140da6"/>
    </style:style>
    <style:style style:name="T73" style:family="text">
      <style:text-properties officeooo:rsid="01159637"/>
    </style:style>
    <style:style style:name="T74" style:family="text">
      <style:text-properties officeooo:rsid="0119b87f"/>
    </style:style>
    <style:style style:name="T75" style:family="text">
      <style:text-properties officeooo:rsid="011b88a2"/>
    </style:style>
    <style:style style:name="T76" style:family="text">
      <style:text-properties officeooo:rsid="011be6d6"/>
    </style:style>
    <style:style style:name="T77" style:family="text">
      <style:text-properties officeooo:rsid="011d026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ri <text:span text:style-name="T1">fred</text:span> G<text:span text:style-name="T6">S</text:span></text:p>
      <text:p text:style-name="P12"/>
      <text:p text:style-name="P12"/>
      <text:p text:style-name="P12">Di<text:span text:style-name="T3">marts</text:span><text:tab/>2<text:span text:style-name="T5">3</text:span>/09/2<text:span text:style-name="T5">5</text:span></text:p>
      <text:p text:style-name="P3">Comentat </text:p>
      <text:list xml:id="list911803225732968292" text:style-name="L1">
        <text:list-item>
          <text:p text:style-name="P144">Document <text:a xlink:type="simple" xlink:href="https://paulinoposada.github.io/web_fred/web_fred_25_26/GM/documents_gm/omf_map22c_presentacio.pdf" text:style-name="Internet_20_link"><text:span text:style-name="T5">presentació</text:span></text:a></text:p>
        </text:list-item>
        <text:list-item>
          <text:p text:style-name="P145"><text:a xlink:type="simple" xlink:href="https://paulinoposada.github.io/web_fred/web_fred_25_26/GM/index_fred_GM_2526.html" text:style-name="Internet_20_link"><text:span text:style-name="T5">Lloc web</text:span></text:a></text:p>
        </text:list-item>
        <text:list-item>
          <text:p text:style-name="P146"><text:span text:style-name="T2">Començ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1 La direcció del calor</text:span></text:p>
        </text:list-item>
      </text:list>
      <text:p text:style-name="P2"/>
      <text:p text:style-name="P2"/>
      <text:p text:style-name="P13">Di<text:span text:style-name="T3">mecres</text:span><text:tab/>2<text:span text:style-name="T5">4</text:span>/09/2<text:span text:style-name="T5">5</text:span></text:p>
      <text:p text:style-name="P4"><text:s/></text:p>
      <text:list xml:id="list8551250493795222281" text:style-name="L2">
        <text:list-item>
          <text:p text:style-name="P147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5 Refrigerantes presión y temperatura</text:span></text:p>
        </text:list-item>
      </text:list>
      <text:p text:style-name="P22"/>
      <text:p text:style-name="P13">Di<text:span text:style-name="T4">jous<text:tab/></text:span><text:tab/>2<text:span text:style-name="T5">5</text:span>/09/2<text:span text:style-name="T5">5</text:span></text:p>
      <text:p text:style-name="P4"><text:s/></text:p>
      <text:list xml:id="list3347601497096366525" text:style-name="L3">
        <text:list-item>
          <text:p text:style-name="P175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 </text:span></text:p>
        </text:list-item>
        <text:list-item>
          <text:p text:style-name="P175">Comentat exercici 1.3-1</text:p>
        </text:list-item>
        <text:list-item>
          <text:p text:style-name="P177">Arribat fins apartat 1.3-2 Condensador</text:p>
        </text:list-item>
      </text:list>
      <text:p text:style-name="P23"/>
      <text:p text:style-name="P13">Di<text:span text:style-name="T4">vendres<text:tab/></text:span>2<text:span text:style-name="T5">6</text:span>/09/2<text:span text:style-name="T5">5</text:span></text:p>
      <text:p text:style-name="P4"><text:s/></text:p>
      <text:list xml:id="list2204803930780717218" text:style-name="L4">
        <text:list-item>
          <text:p text:style-name="P178">Baixem al taller, mesurem presió i temperatura en un tub de coure de uns 30 cm de llarg, mig omplert d'aigua. El tub està tancat, la presió dintre del tub augmenta a mesura que s'aporta calor.</text:p>
        </text:list-item>
        <text:list-item>
          <text:p text:style-name="P178">Comencem a preparar el material per a la pràctica de <text:a xlink:type="simple" xlink:href="https://paulinoposada.github.io/web_fred/web_fred_25_26/documents/practica_soldadura_blanda.pdf"><text:span text:style-name="T16">soldadura tova</text:span></text:a>.</text:p>
        </text:list-item>
      </text:list>
      <text:p text:style-name="P24"><text:s/></text:p>
      <text:p text:style-name="P24"/>
      <text:p text:style-name="P14">Di<text:span text:style-name="T3">marts</text:span><text:tab/><text:span text:style-name="T5">30</text:span>/09/2<text:span text:style-name="T5">5</text:span></text:p>
      <text:p text:style-name="P5"/>
      <text:p text:style-name="P6"><text:span text:style-name="T7">Baixem al taller, continuem amb pràctica </text:span><text:a xlink:type="simple" xlink:href="https://paulinoposada.github.io/web_fred/web_fred_25_26/documents/practica_soldadura_blanda.pdf"><text:span text:style-name="T8">soldadura tova</text:span></text:a><text:span text:style-name="T7">.</text:span></text:p>
      <text:p text:style-name="P6"/>
      <text:p text:style-name="P15"/>
      <text:p text:style-name="P15">Di<text:span text:style-name="T3">mecres</text:span><text:tab/><text:span text:style-name="T17">01</text:span>/<text:span text:style-name="T17">10</text:span>/2<text:span text:style-name="T5">5</text:span></text:p>
      <text:p text:style-name="P6"><text:s/></text:p>
      <text:list xml:id="list134322934720226" text:continue-list="list8551250493795222281" text:style-name="L2">
        <text:list-item>
          <text:p text:style-name="P148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comentat apartat 1.3.6 El circuito de un equipo reversible.</text:span></text:p>
        </text:list-item>
      </text:list>
      <text:p text:style-name="P6"/>
      <text:p text:style-name="P16"/>
      <text:p text:style-name="P16">Di<text:span text:style-name="T18">jous</text:span><text:tab/><text:span text:style-name="T5">02</text:span>/<text:span text:style-name="T18">10</text:span>/2<text:span text:style-name="T5">5</text:span></text:p>
      <text:list xml:id="list134322749674890" text:continue-numbering="true" text:style-name="L2">
        <text:list-item>
          <text:p text:style-name="P149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comentat apartat 1.3.8 Herramientas específicas</text:span></text:p>
          <text:p text:style-name="P149"/>
        </text:list-item>
      </text:list>
      <text:p text:style-name="P25"/>
      <text:p text:style-name="P25"/>
      <text:p text:style-name="P16">Di<text:span text:style-name="T18">vendres</text:span><text:tab/><text:span text:style-name="T5">03</text:span>/<text:span text:style-name="T18">10</text:span>/2<text:span text:style-name="T5">5</text:span></text:p>
      <text:p text:style-name="P7"><text:span text:style-name="T7">Baixem al taller, continuem amb pràctica </text:span><text:a xlink:type="simple" xlink:href="https://paulinoposada.github.io/web_fred/web_fred_25_26/documents/practica_soldadura_blanda.pdf"><text:span text:style-name="T8">soldadura tova</text:span></text:a><text:span text:style-name="T7">.</text:span></text:p>
      <text:p text:style-name="P11">Feim prova de pressió de les peces soldades.</text:p>
      <text:p text:style-name="P7"/>
      <text:p text:style-name="P7"/>
      <text:p text:style-name="P17">Di<text:span text:style-name="T3">marts</text:span><text:tab/><text:span text:style-name="T5">07</text:span>/<text:span text:style-name="T19">10</text:span>/2<text:span text:style-name="T5">5</text:span></text:p>
      <text:p text:style-name="P8"/>
      <text:p text:style-name="P8"><text:span text:style-name="T7">Baixem al taller, comencem amb pràctica </text:span><text:a xlink:type="simple" xlink:href="https://paulinoposada.github.io/web_fred/web_fred_25_26/documents/practica_soldadura_forta.pdf"><text:span text:style-name="T9">soldadura forta</text:span></text:a><text:span text:style-name="T7">.</text:span></text:p>
      <text:p text:style-name="P18"><text:soft-page-break/>Di<text:span text:style-name="T3">mecres</text:span><text:tab/><text:span text:style-name="T17">08</text:span>/<text:span text:style-name="T17">10</text:span>/2<text:span text:style-name="T5">5</text:span></text:p>
      <text:p text:style-name="P9"><text:s/></text:p>
      <text:list xml:id="list134323891489644" text:continue-numbering="true" text:style-name="L2">
        <text:list-item>
          <text:p text:style-name="P150"><text:span text:style-name="T20">Acabem de comentar apunts, </text:span><text:a xlink:type="simple" xlink:href="https://paulinoposada.github.io/web_fred/web_fred_25_26/GM/apunts_gm/unitat_1/fred_apunts_ud_1_1_gm.pdf" text:style-name="Internet_20_link"><text:span text:style-name="T20">unitat 1.1</text:span></text:a></text:p>
        </text:list-item>
        <text:list-item>
          <text:p text:style-name="P179">Comencem amb <text:a xlink:type="simple" xlink:href="https://paulinoposada.github.io/web_fred/web_fred_25_26/GS/apunts_gs/unitat_1/fred_apunts_ud_1_2_gs.pdf">unitat 1.2</text:a></text:p>
        </text:list-item>
      </text:list>
      <text:p text:style-name="P9"/>
      <text:p text:style-name="P9"/>
      <text:p text:style-name="P19">Di<text:span text:style-name="T18">jous</text:span><text:tab/><text:span text:style-name="T5">09</text:span>/<text:span text:style-name="T18">10</text:span>/2<text:span text:style-name="T5">5</text:span></text:p>
      <text:list xml:id="list134323205706584" text:continue-numbering="true" text:style-name="L2">
        <text:list-item>
          <text:p text:style-name="P151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 </text:span></text:p>
        </text:list-item>
        <text:list-item>
          <text:p text:style-name="P180">Comentat apartat 1.1 Temperatura y calor</text:p>
        </text:list-item>
        <text:list-item>
          <text:p text:style-name="P180">Comentat apartat 1.2 Presión</text:p>
        </text:list-item>
        <text:list-item>
          <text:p text:style-name="P180">Comentat apartat 1.3 Ejercicios temperatura y presión</text:p>
          <text:p text:style-name="P151"/>
        </text:list-item>
      </text:list>
      <text:p text:style-name="P10"><text:s/><text:span text:style-name="T21">Di</text:span><text:span text:style-name="T24">vendres</text:span><text:span text:style-name="T21"><text:tab/></text:span><text:span text:style-name="T24">10</text:span><text:span text:style-name="T21">/</text:span><text:span text:style-name="T22">10</text:span><text:span text:style-name="T21">/2</text:span><text:span text:style-name="T23">5</text:span></text:p>
      <text:list xml:id="list134324723166806" text:continue-numbering="true" text:style-name="L2">
        <text:list-item>
          <text:p text:style-name="P182"><text:span text:style-name="T7">Baixem al taller, continuem amb pràctica </text:span><text:a xlink:type="simple" xlink:href="https://paulinoposada.github.io/web_fred/web_fred_25_26/documents/practica_soldadura_forta.pdf"><text:span text:style-name="T7">soldadura forta</text:span></text:a><text:span text:style-name="T7">.</text:span></text:p>
        </text:list-item>
      </text:list>
      <text:p text:style-name="P27"/>
      <text:p text:style-name="P27"/>
      <text:p text:style-name="P20">Di<text:span text:style-name="T3">marts</text:span><text:tab/><text:span text:style-name="T25">14</text:span>/<text:span text:style-name="T19">10</text:span>/2<text:span text:style-name="T5">5</text:span></text:p>
      <text:p text:style-name="P29"/>
      <text:list xml:id="list134324158117474" text:continue-numbering="true" text:style-name="L2">
        <text:list-item>
          <text:p text:style-name="P152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 </text:span></text:p>
        </text:list-item>
        <text:list-item>
          <text:p text:style-name="P181">Comentat apartat 1.<text:span text:style-name="T26">4</text:span> <text:span text:style-name="T26">Enrgía y potencia</text:span></text:p>
        </text:list-item>
        <text:list-item>
          <text:p text:style-name="P181">Comentat apartat 1.<text:span text:style-name="T26">5 Ejercicios Energía y potencia</text:span></text:p>
        </text:list-item>
        <text:list-item>
          <text:p text:style-name="P181">Comentat apartat 1.<text:span text:style-name="T26">6.1 Calor específico</text:span></text:p>
        </text:list-item>
      </text:list>
      <text:p text:style-name="P28"/>
      <text:p text:style-name="P93">Di<text:span text:style-name="T3">mecres</text:span><text:tab/><text:span text:style-name="T25">15</text:span>/<text:span text:style-name="T19">10</text:span>/2<text:span text:style-name="T5">5</text:span></text:p>
      <text:p text:style-name="P94"/>
      <text:list xml:id="list134322897845656" text:continue-numbering="true" text:style-name="L2">
        <text:list-item>
          <text:p text:style-name="P153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184">Comentat apartat 1.6.4 Ejemplo de transisión de calor a través de la pared de una cámara frigorífica</text:p>
          <text:p text:style-name="P153"/>
        </text:list-item>
      </text:list>
      <text:p text:style-name="P93">Di<text:span text:style-name="T27">jous<text:tab/></text:span><text:tab/><text:span text:style-name="T25">16</text:span>/<text:span text:style-name="T19">10</text:span>/2<text:span text:style-name="T5">5</text:span></text:p>
      <text:p text:style-name="P93"/>
      <text:list xml:id="list134324355793306" text:continue-numbering="true" text:style-name="L2">
        <text:list-item>
          <text:p text:style-name="P153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184">Comentat apartat 1.6.4 i fet exercicis de transmissió de calor 1.7-4 i 5. </text:p>
        </text:list-item>
      </text:list>
      <text:p text:style-name="P93"/>
      <text:p text:style-name="P94">Di<text:span text:style-name="T28">vendres<text:tab/>17</text:span>/<text:span text:style-name="T19">10</text:span>/2<text:span text:style-name="T5">5</text:span></text:p>
      <text:p text:style-name="P94"/>
      <text:p text:style-name="P30">Repassam teoria i exercicis per preparar l'examen de proper dimarts.</text:p>
      <text:p text:style-name="P94"/>
      <text:p text:style-name="P94">Di<text:span text:style-name="T28">marts<text:tab/>21</text:span>/<text:span text:style-name="T19">10</text:span>/2<text:span text:style-name="T5">5</text:span></text:p>
      <text:p text:style-name="P94"/>
      <text:p text:style-name="P30">Feim el primer <text:a xlink:type="simple" xlink:href="https://paulinoposada.github.io/web_fred/web_fred_25_26/GS/examens_gs/251021_examen/251021_omf_map33b_examen.pdf">examen</text:a> de la primera avaluació.</text:p>
      <text:p text:style-name="P30"/>
      <text:p text:style-name="P95">Di<text:span text:style-name="T28">mecres<text:tab/>22</text:span>/<text:span text:style-name="T19">10</text:span>/2<text:span text:style-name="T5">5</text:span></text:p>
      <text:p text:style-name="P95"/>
      <text:p text:style-name="P31"><text:span text:style-name="T29">Comentem la </text:span><text:a xlink:type="simple" xlink:href="https://paulinoposada.github.io/web_fred/web_fred_25_26/GS/examens_gs/251021_examen/251021_omf_map33b_examen_sol.pdf"><text:span text:style-name="T29">solució de l'examen del 21/10/25</text:span></text:a>.</text:p>
      <text:p text:style-name="P31"/>
      <text:p text:style-name="P96">Di<text:span text:style-name="T30">jous<text:tab/><text:tab/>23</text:span>/<text:span text:style-name="T19">10</text:span>/2<text:span text:style-name="T5">5</text:span></text:p>
      <text:p text:style-name="P96"/>
      <text:p text:style-name="P35">Preparació examen automàtica.</text:p>
      <text:p text:style-name="P35"/>
      <text:p text:style-name="P21"/>
      <text:p text:style-name="P139">Di<text:span text:style-name="T32">vendres</text:span><text:tab/><text:span text:style-name="T33">24</text:span>/<text:span text:style-name="T34">10</text:span>/2<text:span text:style-name="T5">5</text:span></text:p>
      <text:p text:style-name="P21"/>
      <text:p text:style-name="P36">Baixem al taller, co<text:span text:style-name="T31">ntinuem</text:span> amb <text:a xlink:type="simple" xlink:href="https://paulinoposada.github.io/web_fred/web_fred_25_26/documents/practica_soldadura_forta.pdf">pràctica soldadura forta</text:a>.</text:p>
      <text:p text:style-name="P36"/>
      <text:p text:style-name="P36"/>
      <text:p text:style-name="P97">Di<text:span text:style-name="T28">marts<text:tab/>28</text:span>/<text:span text:style-name="T19">10</text:span>/2<text:span text:style-name="T5">5</text:span></text:p>
      <text:p text:style-name="P97"/>
      <text:list xml:id="list134323376498605" text:continue-numbering="true" text:style-name="L2">
        <text:list-item>
          <text:p text:style-name="P154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185">Comentat apartat 1.<text:span text:style-name="T35">8</text:span>.<text:span text:style-name="T35">1</text:span> <text:span text:style-name="T35">Compresión de un gas a temperatura constante</text:span></text:p>
        </text:list-item>
        <text:list-item>
          <text:p text:style-name="P185">Comentat apartat 1.<text:span text:style-name="T35">8</text:span>.<text:span text:style-name="T35">2</text:span> <text:span text:style-name="T35">Expansión de un gas a presión constante</text:span></text:p>
        </text:list-item>
        <text:list-item>
          <text:p text:style-name="P189">Mesurat pressió en 3 recipients amb refrigerant reciclat i identificat els refrigerants (R134a, R410a i R600a) per la relació pressió temperatura ambient.</text:p>
        </text:list-item>
        <text:list-item>
          <text:p text:style-name="P189">Fet buit amb una màniga plena d'aigua y una ampolla. </text:p>
        </text:list-item>
      </text:list>
      <text:p text:style-name="P97"/>
      <text:p text:style-name="P32"/>
      <text:p text:style-name="P98">Di<text:span text:style-name="T28">mecres<text:tab/>29</text:span>/<text:span text:style-name="T19">10</text:span>/2<text:span text:style-name="T5">5</text:span></text:p>
      <text:p text:style-name="P98"/>
      <text:list xml:id="list2882620964840193187" text:style-name="L5">
        <text:list-item>
          <text:p text:style-name="P176"><text:span text:style-name="T37">Continuem amb </text:span><text:a xlink:type="simple" xlink:href="https://paulinoposada.github.io/web_fred/web_fred_25_26/GM/apunts_gm/unitat_1/fred_apunts_ud_1_2_gm.pdf"><text:span text:style-name="T37">unitat 1.2</text:span></text:a><text:span text:style-name="T37">.</text:span></text:p>
        </text:list-item>
        <text:list-item>
          <text:p text:style-name="P190">Com<text:span text:style-name="T36">entem apartats 1.8.1, 2 i 3.</text:span></text:p>
        </text:list-item>
      </text:list>
      <text:p text:style-name="P44"/>
      <text:p text:style-name="P98"/>
      <text:p text:style-name="P98">Di<text:span text:style-name="T36">jous<text:tab/><text:tab/>30</text:span>/<text:span text:style-name="T19">10</text:span>/2<text:span text:style-name="T5">5</text:span></text:p>
      <text:p text:style-name="P98"/>
      <text:list xml:id="list134323438279413" text:continue-numbering="true" text:style-name="L5">
        <text:list-item>
          <text:p text:style-name="P176"><text:span text:style-name="T37">Continuem amb </text:span><text:a xlink:type="simple" xlink:href="https://paulinoposada.github.io/web_fred/web_fred_25_26/GM/apunts_gm/unitat_1/fred_apunts_ud_1_2_gm.pdf"><text:span text:style-name="T37">unitat 1.2</text:span></text:a><text:span text:style-name="T37">.</text:span></text:p>
        </text:list-item>
        <text:list-item>
          <text:p text:style-name="P190">Comencem a comentar l'apartat 1.8.4 Diagrama de Mollier (diagrama p h)</text:p>
        </text:list-item>
      </text:list>
      <text:p text:style-name="P44"/>
      <text:p text:style-name="P98"/>
      <text:p text:style-name="P132">Divendres <text:tab/>31/10/25</text:p>
      <text:p text:style-name="P132"/>
      <text:p text:style-name="P45">Festiu triat pel centre.</text:p>
      <text:p text:style-name="P32"/>
      <text:p text:style-name="P32"/>
      <text:p text:style-name="P99">Di<text:span text:style-name="T28">marts<text:tab/>04</text:span>/<text:span text:style-name="T19">11</text:span>/2<text:span text:style-name="T5">5</text:span></text:p>
      <text:p text:style-name="P99"/>
      <text:list xml:id="list134323755086520" text:continue-list="list134323376498605" text:style-name="L2">
        <text:list-item>
          <text:p text:style-name="P155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186">Comentat apartat 1.<text:span text:style-name="T38">10 Caudal y velocidad</text:span></text:p>
        </text:list-item>
        <text:list-item>
          <text:p text:style-name="P186">Comentat apartat 1.<text:span text:style-name="T38">10.1 Conservación del caudal</text:span></text:p>
        </text:list-item>
      </text:list>
      <text:p text:style-name="P33"/>
      <text:p text:style-name="P100">Di<text:span text:style-name="T28">mecres<text:tab/>05</text:span>/<text:span text:style-name="T19">11</text:span>/2<text:span text:style-name="T5">5</text:span></text:p>
      <text:p text:style-name="P100"/>
      <text:list xml:id="list134324654267077" text:continue-numbering="true" text:style-name="L2">
        <text:list-item>
          <text:p text:style-name="P156"><text:span text:style-name="T2">Començ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87">Comentat apartat 1.<text:span text:style-name="T38">1 Ciclo frigorífico</text:span></text:p>
        </text:list-item>
        <text:list-item>
          <text:p text:style-name="P187">Comentat aparta<text:span text:style-name="T39">t 1.1.1 Coeficiente de funcionamiento COP y EER</text:span></text:p>
        </text:list-item>
        <text:list-item>
          <text:p text:style-name="P187">Comentat aparta<text:span text:style-name="T39">t 1.1.2 Componentes de la instalación frigorífica por compresión</text:span></text:p>
        </text:list-item>
        <text:list-item>
          <text:p text:style-name="P187"><text:span text:style-name="T39"><text:s/></text:span>Comentat aparta<text:span text:style-name="T39">t 1.1.3 Ciclo frigorífico en el diagrama p h</text:span></text:p>
        </text:list-item>
      </text:list>
      <text:p text:style-name="P34"/>
      <text:p text:style-name="P101">Di<text:span text:style-name="T40">jous<text:tab/><text:tab/>06</text:span>/<text:span text:style-name="T19">11</text:span>/2<text:span text:style-name="T5">5</text:span></text:p>
      <text:p text:style-name="P101"/>
      <text:list xml:id="list134323643341011" text:continue-numbering="true" text:style-name="L2">
        <text:list-item>
          <text:p text:style-name="P157"><text:span text:style-name="T2">Començ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88">Comentat apartat 1.<text:span text:style-name="T38">1.4 Caudal másico</text:span></text:p>
        </text:list-item>
        <text:list-item>
          <text:p text:style-name="P188">Comentat apartat 1.<text:span text:style-name="T38">1.5 EER de un sistema ideal</text:span></text:p>
        </text:list-item>
      </text:list>
      <text:p text:style-name="P140">Di<text:span text:style-name="T41">vendres<text:tab/><text:tab/>07</text:span>/<text:span text:style-name="T19">11</text:span>/2<text:span text:style-name="T5">5</text:span></text:p>
      <text:p text:style-name="P102"/>
      <text:p text:style-name="P46">Sortida golondrinas</text:p>
      <text:p text:style-name="P46"/>
      <text:p text:style-name="P103">Di<text:span text:style-name="T28">marts<text:tab/>11</text:span>/<text:span text:style-name="T19">11</text:span>/2<text:span text:style-name="T5">5</text:span></text:p>
      <text:p text:style-name="P103"/>
      <text:list xml:id="list134324385442774" text:continue-numbering="true" text:style-name="L2">
        <text:list-item>
          <text:p text:style-name="P158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91">Comentem exercici 1.2-1</text:p>
        </text:list-item>
        <text:list-item>
          <text:p text:style-name="P191">Comentem exercici 1.2-2</text:p>
        </text:list-item>
      </text:list>
      <text:p text:style-name="P47"/>
      <text:p text:style-name="P104">Di<text:span text:style-name="T28">mecres<text:tab/>12</text:span>/<text:span text:style-name="T19">11</text:span>/2<text:span text:style-name="T5">5</text:span></text:p>
      <text:p text:style-name="P104"/>
      <text:list xml:id="list134324970363626" text:continue-numbering="true" text:style-name="L2">
        <text:list-item>
          <text:p text:style-name="P159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92">Comentem exercici 1.2-<text:span text:style-name="T42">2 y 3</text:span></text:p>
        </text:list-item>
      </text:list>
      <text:p text:style-name="P48"/>
      <text:p text:style-name="P105">Di<text:span text:style-name="T43">jous<text:tab/><text:tab/>13</text:span>/<text:span text:style-name="T19">11</text:span>/2<text:span text:style-name="T5">5</text:span></text:p>
      <text:p text:style-name="P105"/>
      <text:list xml:id="list134324519191552" text:continue-numbering="true" text:style-name="L2">
        <text:list-item>
          <text:p text:style-name="P160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93">Comentem exer<text:span text:style-name="T43">cicis 1.2-3 y 4.</text:span></text:p>
        </text:list-item>
      </text:list>
      <text:p text:style-name="P49"/>
      <text:p text:style-name="P106">Di<text:span text:style-name="T44">vendres<text:tab/>14</text:span>/<text:span text:style-name="T19">11</text:span>/2<text:span text:style-name="T5">5</text:span></text:p>
      <text:p text:style-name="P106"/>
      <text:list xml:id="list134324529268062" text:continue-numbering="true" text:style-name="L2">
        <text:list-item>
          <text:p text:style-name="P161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94">Comentem exer<text:span text:style-name="T43">cicis 1.2-4 y 5.</text:span></text:p>
        </text:list-item>
      </text:list>
      <text:p text:style-name="P50"/>
      <text:p text:style-name="P107">Di<text:span text:style-name="T28">marts<text:tab/>18</text:span>/<text:span text:style-name="T19">11</text:span>/2<text:span text:style-name="T5">5</text:span></text:p>
      <text:p text:style-name="P107"/>
      <text:p text:style-name="P53">Feim el segon examen de la primera avaluació.</text:p>
      <text:p text:style-name="P51"/>
      <text:p text:style-name="P51"/>
      <text:p text:style-name="P108">Di<text:span text:style-name="T28">mecres<text:tab/>19</text:span>/<text:span text:style-name="T19">11</text:span>/2<text:span text:style-name="T5">5</text:span></text:p>
      <text:p text:style-name="P108"/>
      <text:p text:style-name="P54"><text:span text:style-name="T45">Comentem</text:span> <text:span text:style-name="T45">les solucions del</text:span> segon examen de la primera avaluació.</text:p>
      <text:p text:style-name="P52"/>
      <text:p text:style-name="P109">Di<text:span text:style-name="T46">jous<text:tab/><text:tab/>20</text:span>/<text:span text:style-name="T19">11</text:span>/2<text:span text:style-name="T5">5</text:span></text:p>
      <text:p text:style-name="P109"/>
      <text:list xml:id="list134323456526658" text:continue-numbering="true" text:style-name="L2">
        <text:list-item>
          <text:p text:style-name="P162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95">Comentem <text:span text:style-name="T46">l'</text:span>exer<text:span text:style-name="T43">cici 1.2-6.</text:span></text:p>
        </text:list-item>
      </text:list>
      <text:p text:style-name="P110"/>
      <text:p text:style-name="P110">Di<text:span text:style-name="T44">vendres<text:tab/>21</text:span>/<text:span text:style-name="T19">11</text:span>/2<text:span text:style-name="T5">5</text:span></text:p>
      <text:p text:style-name="P110"/>
      <text:p text:style-name="P58">Feim l'examen de recuperació del primer examen de la primera avaluació.</text:p>
      <text:p text:style-name="P58"/>
      <text:p text:style-name="P111"/>
      <text:p text:style-name="P111">Di<text:span text:style-name="T28">marts<text:tab/>25</text:span>/<text:span text:style-name="T19">11</text:span>/2<text:span text:style-name="T5">5</text:span></text:p>
      <text:p text:style-name="P55"/>
      <text:p text:style-name="P37">Baixem al taller, co<text:span text:style-name="T31">ntinuem</text:span> amb <text:a xlink:type="simple" xlink:href="https://paulinoposada.github.io/web_fred/web_fred_25_26/documents/practica_soldadura_forta.pdf">pràctica soldadura forta</text:a>.</text:p>
      <text:p text:style-name="P37"/>
      <text:p text:style-name="P111"/>
      <text:p text:style-name="P141">Di<text:span text:style-name="T28">mecres<text:tab/>26</text:span>/<text:span text:style-name="T19">11</text:span>/2<text:span text:style-name="T5">5</text:span></text:p>
      <text:p text:style-name="P37"/>
      <text:list xml:id="list134325059723822" text:continue-numbering="true" text:style-name="L2">
        <text:list-item>
          <text:p text:style-name="P163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96">Comentem apartat 1.3 Influencia del sobrecalentamiento y subenfriamiento en la eficiencia y el compresor.</text:p>
        </text:list-item>
        <text:list-item>
          <text:p text:style-name="P196">Comentem apartat 1.4 Puntos de medición de temperatura y presión.</text:p>
        </text:list-item>
      </text:list>
      <text:p text:style-name="P59"/>
      <text:p text:style-name="P112">Di<text:span text:style-name="T47">jous<text:tab/><text:tab/>27</text:span>/<text:span text:style-name="T19">11</text:span>/2<text:span text:style-name="T5">5</text:span></text:p>
      <text:p text:style-name="P38"/>
      <text:list xml:id="list134325211813053" text:continue-numbering="true" text:style-name="L2">
        <text:list-item>
          <text:p text:style-name="P164"><text:span text:style-name="T2">Comenc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228"><text:span text:style-name="T10">Comentem apar</text:span><text:span text:style-name="T11">tat 2.1.</text:span><text:span text:style-name="T13">1.</text:span><text:span text:style-name="T14">1</text:span><text:span text:style-name="T13"> </text:span><text:span text:style-name="T15">Compresores herméticos</text:span></text:p>
        </text:list-item>
      </text:list>
      <text:p text:style-name="P138"/>
      <text:p text:style-name="P138"/>
      <text:p text:style-name="P113">Di<text:span text:style-name="T48">vendres<text:tab/><text:tab/>28</text:span>/<text:span text:style-name="T19">11</text:span>/2<text:span text:style-name="T5">5</text:span></text:p>
      <text:p text:style-name="P39"/>
      <text:p text:style-name="P39">Baixem al taller, <text:span text:style-name="T48">comparem unions de soldadura amb i sense utiliztar </text:span><text:span text:style-name="T48"><draw:frame draw:style-name="fr3" draw:name="Object1" text:anchor-type="as-char" svg:y="-0.377cm" svg:width="0.676cm" svg:height="0.533cm" draw:z-index="0"><draw:object xlink:href="./Object 1" xlink:type="simple" xlink:show="embed" xlink:actuate="onLoad"/><draw:image xlink:href="./ObjectReplacements/Object 1" xlink:type="simple" xlink:show="embed" xlink:actuate="onLoad"/></draw:frame></text:span>. <text:span text:style-name="T49">Feim buit al simulador. Mostro el funcionament d'un detector electrònic de fuites de gas.</text:span></text:p>
      <text:p text:style-name="P60">Carregeuem el circuit del simulador amb R600 i cerquem fuites de refrigerant. Detectem que la vàlvula de descàrrega del compressor no tanca correctament i és necessari posar una tapa per aconsseguir estanquitat.</text:p>
      <text:p text:style-name="P60"/>
      <text:p text:style-name="P60"/>
      <text:p text:style-name="P114">Di<text:span text:style-name="T28">marts<text:tab/>02</text:span>/<text:span text:style-name="T19">12</text:span>/2<text:span text:style-name="T5">5</text:span></text:p>
      <text:p text:style-name="P56"/>
      <text:list xml:id="list134323147756077" text:continue-numbering="true" text:style-name="L2">
        <text:list-item>
          <text:p text:style-name="P165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97">Comentem exemple 2.1.1.1-1 , en pàg. 9.</text:p>
        </text:list-item>
      </text:list>
      <text:p text:style-name="P40"/>
      <text:p text:style-name="P115">Di<text:span text:style-name="T28">mecres<text:tab/>03</text:span>/<text:span text:style-name="T19">12</text:span>/2<text:span text:style-name="T5">5</text:span></text:p>
      <text:p text:style-name="P57"/>
      <text:list xml:id="list134324498175794" text:continue-numbering="true" text:style-name="L2">
        <text:list-item>
          <text:p text:style-name="P166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98"><text:span text:style-name="T50">Continuem c</text:span>oment<text:span text:style-name="T50">ant</text:span> exemple 2.1.1.1-1 , en pàg. 9.</text:p>
        </text:list-item>
        <text:list-item>
          <text:p text:style-name="P199">Comentem apartat 2.1.1.2 Compressors semihermètics.</text:p>
        </text:list-item>
        <text:list-item>
          <text:p text:style-name="P199">Comentem apartat 2.1.1.3 Compressors oberts.</text:p>
        </text:list-item>
        <text:list-item>
          <text:p text:style-name="P199">Comentem apartat 2.1.2.1 Compressors alternatius de pistó.</text:p>
        </text:list-item>
        <text:list-item>
          <text:p text:style-name="P199">Comentem apartat 2.1.2.1.1 Proceso de compresión en compresores de pistón alternativo.</text:p>
        </text:list-item>
        <text:list-item>
          <text:p text:style-name="P199">Comentem apartat 2.1.2.1.2 Número y disposición de los cilindros.</text:p>
        </text:list-item>
        <text:list-item>
          <text:p text:style-name="P199">Comentem apartat 2.1.2.1.3 Transformación del movimiento rotativo en movimiento alternativo.</text:p>
        </text:list-item>
        <text:list-item>
          <text:p text:style-name="P199">Comentem apartat 2.1.2.1.4 Válvulas de aspiración y descarga</text:p>
        </text:list-item>
        <text:list-item>
          <text:p text:style-name="P199">Comentem apartat 2.1.2.1.5 Dispositivos de lubricación</text:p>
        </text:list-item>
      </text:list>
      <text:p text:style-name="P61">En la taula de la pàg. 23 comentar relació entre capacitat del compressor i temperatura d'evaporació. </text:p>
      <text:p text:style-name="P41"/>
      <text:p text:style-name="P41"/>
      <text:p text:style-name="P116">Di<text:span text:style-name="T51">jous<text:tab/><text:tab/>04</text:span>/<text:span text:style-name="T19">12</text:span>/2<text:span text:style-name="T5">5</text:span></text:p>
      <text:p text:style-name="P116"/>
      <text:list xml:id="list134323905167394" text:continue-numbering="true" text:style-name="L2">
        <text:list-item>
          <text:p text:style-name="P167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200">Comentem el programa de simulació SOLKANE</text:p>
        </text:list-item>
        <text:list-item>
          <text:p text:style-name="P200">Comencem amb apartat 2.1.2.2 Compressors alternatius de pistó - exemples de càlcul</text:p>
        </text:list-item>
      </text:list>
      <text:p text:style-name="P116"/>
      <text:p text:style-name="P116"/>
      <text:p text:style-name="P142">Di<text:span text:style-name="T51">vendres<text:tab/>05</text:span>/<text:span text:style-name="T19">12</text:span>/2<text:span text:style-name="T5">5</text:span></text:p>
      <text:p text:style-name="P116"/>
      <text:p text:style-name="P42">Baixem al taller, <text:span text:style-name="T51">carreguem el simulador amb 2,5 kg de R134</text:span><text:span text:style-name="T52">a</text:span><text:span text:style-name="T51"> y el posem en marxa. Recuperam el refrigerant del simulador.</text:span></text:p>
      <text:p text:style-name="P42"/>
      <text:p text:style-name="P117"/>
      <text:p text:style-name="P117">Di<text:span text:style-name="T53">marts<text:tab/>09</text:span>/<text:span text:style-name="T19">12</text:span>/2<text:span text:style-name="T5">5</text:span></text:p>
      <text:p text:style-name="P117"/>
      <text:p text:style-name="P43">Baixem al taller, <text:span text:style-name="T53">mesurem temperatures del refrigerant a aspiració, descàrrega, a l'entrada de la válvula d'expansió i a la sortida de la vàlvula d'expansió.</text:span></text:p>
      <text:p text:style-name="P43"/>
      <text:p text:style-name="P62">Interpretem les dades mesurades.</text:p>
      <text:p text:style-name="P62"/>
      <text:p text:style-name="P118"/>
      <text:p text:style-name="P118">Di<text:span text:style-name="T54">mecres<text:tab/>10</text:span>/<text:span text:style-name="T19">12</text:span>/2<text:span text:style-name="T5">5</text:span></text:p>
      <text:p text:style-name="P118"/>
      <text:list xml:id="list134323628917693" text:continue-numbering="true" text:style-name="L2">
        <text:list-item>
          <text:p text:style-name="P168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201">Comencem a <text:span text:style-name="T54">comentar exemple 2.1.2.2-1.</text:span></text:p>
        </text:list-item>
        <text:list-item>
          <text:p text:style-name="P203">Acordem les dates dels exàmens de la segona avaluació (23/01 i 20/02).</text:p>
        </text:list-item>
      </text:list>
      <text:p text:style-name="P118"/>
      <text:p text:style-name="P119">Di<text:span text:style-name="T55">jous<text:tab/><text:tab/>11</text:span>/<text:span text:style-name="T19">12</text:span>/2<text:span text:style-name="T5">5</text:span></text:p>
      <text:p text:style-name="P119"/>
      <text:p text:style-name="P63">Comentem dubtes relacionats amb l'examen de recuperació de dimarts 16/12/25.</text:p>
      <text:p text:style-name="P119"/>
      <text:p text:style-name="P119">Di<text:span text:style-name="T55">vendres<text:tab/>12</text:span>/<text:span text:style-name="T19">12</text:span>/2<text:span text:style-name="T5">5</text:span></text:p>
      <text:p text:style-name="P119"/>
      <text:p text:style-name="P63">Activitat emprenedoria.</text:p>
      <text:p text:style-name="P63"/>
      <text:p text:style-name="P120">Di<text:span text:style-name="T53">marts<text:tab/>16</text:span>/<text:span text:style-name="T19">12</text:span>/2<text:span text:style-name="T5">5</text:span></text:p>
      <text:p text:style-name="P120"/>
      <text:p text:style-name="P64">Feim l'examen de recuperació del segon examen de la primera avaluació (18/11/25).</text:p>
      <text:p text:style-name="P64"/>
      <text:p text:style-name="P121">Di<text:span text:style-name="T54">mecres<text:tab/>17</text:span>/<text:span text:style-name="T19">12</text:span>/2<text:span text:style-name="T5">5</text:span></text:p>
      <text:p text:style-name="P121"/>
      <text:list xml:id="list134324508001974" text:continue-numbering="true" text:style-name="L2">
        <text:list-item>
          <text:p text:style-name="P169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202">Co<text:span text:style-name="T56">ntinuem amb l'exemple 2.1.2.2-1.</text:span></text:p>
        </text:list-item>
      </text:list>
      <text:p text:style-name="P65"/>
      <text:p text:style-name="P65"><draw:frame draw:style-name="fr1" draw:name="Image1" text:anchor-type="paragraph" svg:width="17cm" svg:height="12.707cm" draw:z-index="1"><draw:image xlink:href="Pictures/1000000000000640000004AC4E65BDB5.jpg" xlink:type="simple" xlink:show="embed" xlink:actuate="onLoad"/></draw:frame><text:soft-page-break/></text:p>
      <text:p text:style-name="P69"><draw:frame draw:style-name="fr2" draw:name="Image2" text:anchor-type="paragraph" svg:width="17cm" svg:height="12.707cm" draw:z-index="2"><draw:image xlink:href="Pictures/1000000000000640000004AC5408EA1A.jpg" xlink:type="simple" xlink:show="embed" xlink:actuate="onLoad"/></draw:frame><text:soft-page-break/></text:p>
      <text:p text:style-name="P143">Di<text:span text:style-name="T54">mecres<text:tab/>07</text:span>/<text:span text:style-name="T57">01</text:span>/2<text:span text:style-name="T57">6</text:span></text:p>
      <text:p text:style-name="P122"/>
      <text:list xml:id="list134325661157985" text:continue-numbering="true" text:style-name="L2">
        <text:list-item>
          <text:p text:style-name="P170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204">Repassem l'exemple 2.1.2.2-1</text:p>
        </text:list-item>
        <text:list-item>
          <text:p text:style-name="P204">Comencem amb l'exemple 2.1.2.2-2</text:p>
        </text:list-item>
      </text:list>
      <text:p text:style-name="P66"/>
      <text:p text:style-name="P66"/>
      <text:p text:style-name="P123">Di<text:span text:style-name="T58">jous</text:span><text:tab/><text:tab/><text:span text:style-name="T59">08</text:span>/<text:span text:style-name="T59">01</text:span>/2<text:span text:style-name="T59">6</text:span></text:p>
      <text:p text:style-name="P66"/>
      <text:list xml:id="list5932945002885903319" text:style-name="L6">
        <text:list-item>
          <text:p text:style-name="P207">Comentem funcionament del programa de simulació <text:a xlink:type="simple" xlink:href="https://paulinoposada.github.io/web_fred/web_fred_25_26/GM/web_documents/documentacio_general.html">SOLKANE</text:a></text:p>
        </text:list-item>
        <text:list-item>
          <text:p text:style-name="P209">Continuem comentant l'exemple <text:span text:style-name="T57">2.1.2.2-2</text:span></text:p>
        </text:list-item>
      </text:list>
      <text:p text:style-name="P70"/>
      <text:p text:style-name="P124">Di<text:span text:style-name="T60">vendres</text:span><text:tab/><text:span text:style-name="T59">09</text:span>/<text:span text:style-name="T59">01</text:span>/2<text:span text:style-name="T59">6</text:span></text:p>
      <text:p text:style-name="P67"/>
      <text:list xml:id="list134323624062464" text:continue-numbering="true" text:style-name="L6">
        <text:list-item>
          <text:p text:style-name="P208">Comentem funcionament del programa de simulació <text:a xlink:type="simple" xlink:href="https://www.bitzer.de/websoftware/calculate/HHK/?tab=results"><text:span text:style-name="T60">Bitzer</text:span></text:a><text:span text:style-name="T60">.</text:span></text:p>
        </text:list-item>
        <text:list-item>
          <text:p text:style-name="P210">Comentem exemple 2.1.2.2-2.</text:p>
        </text:list-item>
      </text:list>
      <text:p text:style-name="P71"/>
      <text:p text:style-name="P133">Dimarts<text:tab/>13/01/26</text:p>
      <text:p text:style-name="P72"/>
      <text:p text:style-name="P72">Baixa per migranya.</text:p>
      <text:p text:style-name="P72"/>
      <text:p text:style-name="P72"/>
      <text:p text:style-name="P133">Dimecres<text:tab/>14/01/26</text:p>
      <text:p text:style-name="P72"/>
      <text:list xml:id="list134324493748812" text:continue-list="list134325661157985" text:style-name="L2">
        <text:list-item>
          <text:p text:style-name="P171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205"><text:span text:style-name="T61">Coment</text:span>em l'exemple 2.1.2.<text:span text:style-name="T61">3.1</text:span>-1</text:p>
        </text:list-item>
        <text:list-item>
          <text:p text:style-name="P211">Comentem apartat 2.1.2.3.2 Compresor de paletas</text:p>
        </text:list-item>
        <text:list-item>
          <text:p text:style-name="P211">Comentem apartat 2.1.2.3.3 Compresor rotativo de tronillo</text:p>
          <text:p text:style-name="P211"/>
        </text:list-item>
      </text:list>
      <text:p text:style-name="P68"/>
      <text:p text:style-name="P134">Di<text:span text:style-name="T62">jous</text:span><text:tab/><text:tab/>1<text:span text:style-name="T62">5</text:span>/01/26</text:p>
      <text:p text:style-name="P134"/>
      <text:list xml:id="list5630387926390869609" text:style-name="L7">
        <text:list-item>
          <text:p text:style-name="P229"><text:span text:style-name="T12">Comentem esquema </text:span><text:a xlink:type="simple" xlink:href="https://paulinoposada.github.io/web_fred/web_fred_25_26/GS/documents_gs/ta/ta_03.pdf"><text:span text:style-name="T12">tasca 3</text:span></text:a><text:span text:style-name="T12">.</text:span></text:p>
        </text:list-item>
      </text:list>
      <text:list xml:id="list134323688337649" text:continue-list="list134324493748812" text:style-name="L2">
        <text:list-item>
          <text:p text:style-name="P172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83">Comentem apartat 2.1.2.3.4 Compressor rotatiu d'espiral (scroll)</text:p>
        </text:list-item>
        <text:list-item>
          <text:p text:style-name="P183">Comentem exercici 2.2-1</text:p>
        </text:list-item>
      </text:list>
      <text:p text:style-name="P76"/>
      <text:p text:style-name="P134">Di<text:span text:style-name="T62">vendres</text:span><text:tab/>1<text:span text:style-name="T62">6</text:span>/01/26</text:p>
      <text:p text:style-name="P134"/>
      <text:list xml:id="list134325493425415" text:continue-numbering="true" text:style-name="L2">
        <text:list-item>
          <text:p text:style-name="P172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212">Acabem de comentar l'exercici 2.2-1, mostrant exemple de simulación variant la temperatura de evaporació i observant el comportament de la eficiència de la instal·lació i de la potència del compressor.</text:p>
        </text:list-item>
        <text:list-item>
          <text:p text:style-name="P212">Baixem al taller i feim un informe de com és carrega el simulador, carregant 1,9 kg de R134a. </text:p>
        </text:list-item>
      </text:list>
      <text:p text:style-name="P137"/>
      <text:p text:style-name="P137"/>
      <text:p text:style-name="P125">Di<text:span text:style-name="T65">marts</text:span><text:tab/><text:span text:style-name="T66">20</text:span>/<text:span text:style-name="T59">01</text:span>/2<text:span text:style-name="T59">6</text:span></text:p>
      <text:p text:style-name="P26"/>
      <text:p text:style-name="P77">Festiu (Sant Sebastià)</text:p>
      <text:p text:style-name="P125"/>
      <text:p text:style-name="P125"><text:soft-page-break/></text:p>
      <text:p text:style-name="P137">Dimecres<text:tab/><text:span text:style-name="T63">21</text:span>/01/26</text:p>
      <text:p text:style-name="P73"/>
      <text:list xml:id="list134323845848857" text:continue-numbering="true" text:style-name="L2">
        <text:list-item>
          <text:p text:style-name="P173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206"><text:span text:style-name="T61">Coment</text:span>em l'exe<text:span text:style-name="T63">rcici 2.2-4 i 5.</text:span></text:p>
        </text:list-item>
      </text:list>
      <text:p text:style-name="P135"/>
      <text:p text:style-name="P135"/>
      <text:p text:style-name="P135">D<text:span text:style-name="T64">ijous<text:tab/></text:span><text:tab/><text:span text:style-name="T63">22</text:span>/01/26</text:p>
      <text:p text:style-name="P74"/>
      <text:list xml:id="list134323987262574" text:continue-numbering="true" text:style-name="L2">
        <text:list-item>
          <text:p text:style-name="P174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213">Comentem l'exercici 2.2-5 i dubtes relatius a l'examen de demà.</text:p>
        </text:list-item>
      </text:list>
      <text:p text:style-name="P136"/>
      <text:p text:style-name="P136"/>
      <text:p text:style-name="P136">D<text:span text:style-name="T64">ivendres<text:tab/>23</text:span>/01/26</text:p>
      <text:p text:style-name="P75"/>
      <text:p text:style-name="P78">Feim el primer examen de la segona avaluació.</text:p>
      <text:p text:style-name="P78"/>
      <text:p text:style-name="P78"/>
      <text:p text:style-name="P125">Di<text:span text:style-name="T65">marts</text:span><text:tab/><text:span text:style-name="T66">27</text:span>/<text:span text:style-name="T59">01</text:span>/2<text:span text:style-name="T59">6</text:span></text:p>
      <text:p text:style-name="P125"/>
      <text:p text:style-name="P79">Baix<text:span text:style-name="T67">em</text:span> al taller.</text:p>
      <text:p text:style-name="P79"/>
      <text:p text:style-name="P79">Recuperem regfrigerant del simulador i tornem a car<text:span text:style-name="T67">re</text:span>gar refrigerant al simulador.</text:p>
      <text:p text:style-name="P79"/>
      <text:p text:style-name="P84">Comencem amb la <text:a xlink:type="simple" xlink:href="https://paulinoposada.github.io/web_fred/web_fred_25_26/GS/apunts_gs/unitat_2/fred_apunts_ud2_2_gs.pdf">unitat 2.2</text:a>.</text:p>
      <text:p text:style-name="P84">Comentem apartats 2.1 Capacitat d'un condensador i 2.1.1 Comparació dels calors especícis de l'aigua i de l'aire.</text:p>
      <text:p text:style-name="P84"/>
      <text:p text:style-name="P84"/>
      <text:p text:style-name="P126">Di<text:span text:style-name="T65">mecres</text:span><text:tab/><text:span text:style-name="T66">28</text:span>/<text:span text:style-name="T59">01</text:span>/2<text:span text:style-name="T59">6</text:span></text:p>
      <text:p text:style-name="P80"/>
      <text:p text:style-name="P85">Co<text:span text:style-name="T68">ntinuem</text:span> amb la <text:a xlink:type="simple" xlink:href="https://paulinoposada.github.io/web_fred/web_fred_25_26/GS/apunts_gs/unitat_2/fred_apunts_ud2_2_gs.pdf">unitat 2.2</text:a>.</text:p>
      <text:p text:style-name="P85">Comentem apartats 2.1.<text:span text:style-name="T68">2</text:span> Capacitat d'un condensador, 2.1.1 Comparació del calor especí<text:span text:style-name="T69">f</text:span>i d<text:span text:style-name="T69">'aire i agua, 2.1.2 Efecte de la variació de la temperatura del mitjà portador del calor (mpc) en la temperatura de condensació, 2.1.3 Efecte de la superfície d'intercanvi</text:span> <text:span text:style-name="T69">en la temperatura de condensació i 2.1.4 Aprofitament de la capacitat d'un condensador.</text:span></text:p>
      <text:p text:style-name="P85"/>
      <text:p text:style-name="P127">Di<text:span text:style-name="T70">jous</text:span><text:tab/><text:tab/><text:span text:style-name="T66">29</text:span>/<text:span text:style-name="T59">01</text:span>/2<text:span text:style-name="T59">6</text:span></text:p>
      <text:p text:style-name="P81"/>
      <text:p text:style-name="P86">Co<text:span text:style-name="T68">ntinuem</text:span> amb la <text:a xlink:type="simple" xlink:href="https://paulinoposada.github.io/web_fred/web_fred_25_26/GS/apunts_gs/unitat_2/fred_apunts_ud2_2_gs.pdf">unitat 2.2</text:a>.</text:p>
      <text:p text:style-name="P88">Comentem apartat 2.2 Classificació de condensadors</text:p>
      <text:p text:style-name="P88">Comentem apartat 2.2.1 Condensadors referdats per aire</text:p>
      <text:p text:style-name="P86"/>
      <text:p text:style-name="P86"/>
      <text:p text:style-name="P127">Di<text:span text:style-name="T70">vendres</text:span><text:tab/><text:span text:style-name="T70">30</text:span>/<text:span text:style-name="T59">01</text:span>/2<text:span text:style-name="T59">6</text:span></text:p>
      <text:p text:style-name="P81"/>
      <text:p text:style-name="P86">Co<text:span text:style-name="T68">ntinuem</text:span> amb la <text:a xlink:type="simple" xlink:href="https://paulinoposada.github.io/web_fred/web_fred_25_26/GS/apunts_gs/unitat_2/fred_apunts_ud2_2_gs.pdf">unitat 2.2</text:a>.</text:p>
      <text:p text:style-name="P87">Comentem apartat 2.2.2 Condensadors referdats per aigua, 2.2.2.1 Condensadors coaxials a contracorrent, 2.2.2.2 Condensadors multitubulars i 2.2.2.3 <text:s/>Condensadors referdats per aigua de mar</text:p>
      <text:p text:style-name="P87">Comentem els exercicis 2.3-1 i 2.3-2.</text:p>
      <text:p text:style-name="P87"/>
      <text:p text:style-name="P128"><text:soft-page-break/>Di<text:span text:style-name="T65">marts</text:span><text:tab/><text:span text:style-name="T71">03</text:span>/<text:span text:style-name="T59">02</text:span>/2<text:span text:style-name="T59">6</text:span></text:p>
      <text:p text:style-name="P128"/>
      <text:p text:style-name="P82">Baix<text:span text:style-name="T67">em</text:span> al taller.</text:p>
      <text:list xml:id="list6786964197025124926" text:style-name="L8">
        <text:list-header>
          <text:p text:style-name="P214"/>
        </text:list-header>
        <text:list-item>
          <text:p text:style-name="P215">Comentem components de l'equip split d'aire condicionat.</text:p>
        </text:list-item>
        <text:list-item>
          <text:p text:style-name="P216">Posem en marxa l'equip d'aire condicionat.</text:p>
        </text:list-item>
        <text:list-item>
          <text:p text:style-name="P216">Provem l'equip en funcionament de refrigeració i c<text:span text:style-name="T72">a</text:span>lefacció. <text:span text:style-name="T73">Temperatuar de condensació 38 ºC, pressió 4 bar. Temp. ambient 20 ºC</text:span></text:p>
        </text:list-item>
      </text:list>
      <text:p text:style-name="P89"/>
      <text:p text:style-name="P89"/>
      <text:p text:style-name="P129">Di<text:span text:style-name="T65">mecres</text:span><text:tab/><text:span text:style-name="T71">04</text:span>/<text:span text:style-name="T59">02</text:span>/2<text:span text:style-name="T59">6</text:span></text:p>
      <text:p text:style-name="P129"/>
      <text:list xml:id="list7303105467971169522" text:style-name="L9">
        <text:list-item>
          <text:p text:style-name="P217">Comentat les solucions dels exàmens del 23/01/26 i del 30/01/26.</text:p>
        </text:list-item>
        <text:list-item>
          <text:p text:style-name="P217"><text:span text:style-name="T67">Continuem amb la </text:span><text:a xlink:type="simple" xlink:href="https://paulinoposada.github.io/web_fred/web_fred_25_26/GS/apunts_gs/unitat_2/fred_apunts_ud2_2_gs.pdf"><text:span text:style-name="T67">unitat 2.2</text:span></text:a><text:span text:style-name="T67">, </text:span>comentat l'exercici 2.3-3.</text:p>
        </text:list-item>
        <text:list-item>
          <text:p text:style-name="P221">Come<text:span text:style-name="T74">ntem l'exercici 2.3-4.</text:span></text:p>
        </text:list-item>
      </text:list>
      <text:p text:style-name="P129"/>
      <text:p text:style-name="P130">Di<text:span text:style-name="T74">jous<text:tab/></text:span><text:tab/><text:span text:style-name="T71">05</text:span>/<text:span text:style-name="T59">02</text:span>/2<text:span text:style-name="T59">6</text:span></text:p>
      <text:p text:style-name="P90"/>
      <text:list xml:id="list134325705005562" text:continue-numbering="true" text:style-name="L9">
        <text:list-item>
          <text:p text:style-name="P218"><text:span text:style-name="T67">Continuem amb la </text:span><text:a xlink:type="simple" xlink:href="https://paulinoposada.github.io/web_fred/web_fred_25_26/GS/apunts_gs/unitat_2/fred_apunts_ud2_2_gs.pdf"><text:span text:style-name="T67">unitat 2.2</text:span></text:a><text:span text:style-name="T67">, </text:span></text:p>
        </text:list-item>
        <text:list-item>
          <text:p text:style-name="P221">Comencem amb l'apartat 3 Evaporadors.</text:p>
        </text:list-item>
        <text:list-item>
          <text:p text:style-name="P225">Comentem 3.1 Capacitat d'un evaporador</text:p>
        </text:list-item>
      </text:list>
      <text:p text:style-name="P91"/>
      <text:p text:style-name="P91"/>
      <text:p text:style-name="P130">Di<text:span text:style-name="T74">vendres<text:tab/>06</text:span>/<text:span text:style-name="T59">02</text:span>/2<text:span text:style-name="T59">6</text:span></text:p>
      <text:p text:style-name="P130"/>
      <text:p text:style-name="P91">Baixem al taller.</text:p>
      <text:p text:style-name="P91"/>
      <text:p text:style-name="P91">Els alumnes <text:span text:style-name="T75">6, </text:span>9, 15 <text:span text:style-name="T75">i</text:span> 18 fan buit , carregen de refrigerant, posen en marxa i recuperen el refrigerant en un equip d'aire condicionat.</text:p>
      <text:p text:style-name="P91"/>
      <text:p text:style-name="P91">La resta d'alumnes posa en funcionament l'<text:a xlink:type="simple" xlink:href="https://paulinoposada.github.io/web_fred/web_fred_25_26/GS/documents_gs/webasto_esquema.pdf">enfriadora WEBASTO</text:a>.</text:p>
      <text:p text:style-name="P91"/>
      <text:p text:style-name="P91"/>
      <text:p text:style-name="P131">Di<text:span text:style-name="T65">marts</text:span><text:tab/><text:span text:style-name="T75">10</text:span>/<text:span text:style-name="T59">02</text:span>/2<text:span text:style-name="T59">6</text:span></text:p>
      <text:p text:style-name="P131"/>
      <text:p text:style-name="P83">Baix<text:span text:style-name="T67">em</text:span> al taller.</text:p>
      <text:p text:style-name="P83"/>
      <text:p text:style-name="P92">Els alumnes <text:span text:style-name="T75">7, </text:span><text:s/><text:span text:style-name="T75">8, 14, </text:span>1<text:span text:style-name="T75">9</text:span> fan buit, carregen de refrigerant, posen en marxa <text:span text:style-name="T76">l'equip</text:span> d'aire condicionat. <text:span text:style-name="T76">Falta recuperar refrigerant.</text:span></text:p>
      <text:p text:style-name="P92"/>
      <text:p text:style-name="P92">La resta d'alumnes posa en funcionament l'<text:a xlink:type="simple" xlink:href="https://paulinoposada.github.io/web_fred/web_fred_25_26/GS/documents_gs/webasto_esquema.pdf">enfriadora WEBASTO</text:a>.</text:p>
      <text:p text:style-name="P92"/>
      <text:list xml:id="list134325184003125" text:continue-numbering="true" text:style-name="L9">
        <text:list-item>
          <text:p text:style-name="P219"><text:span text:style-name="T67">Continuem amb la </text:span><text:a xlink:type="simple" xlink:href="https://paulinoposada.github.io/web_fred/web_fred_25_26/GS/apunts_gs/unitat_2/fred_apunts_ud2_2_gs.pdf"><text:span text:style-name="T67">unitat 2.2</text:span></text:a><text:span text:style-name="T67">, </text:span></text:p>
        </text:list-item>
        <text:list-item>
          <text:p text:style-name="P222">C<text:span text:style-name="T76">omentem 3.2.1 Evaporadors calentats per aire.</text:span></text:p>
        </text:list-item>
      </text:list>
      <text:p text:style-name="P224"/>
      <text:p text:style-name="P227"/>
      <text:p text:style-name="P230">Di<text:span text:style-name="T65">mecres</text:span><text:tab/><text:span text:style-name="T75">11</text:span>/<text:span text:style-name="T59">02</text:span>/2<text:span text:style-name="T59">6</text:span></text:p>
      <text:p text:style-name="P227"/>
      <text:list xml:id="list134324619439696" text:continue-numbering="true" text:style-name="L9">
        <text:list-item>
          <text:p text:style-name="P220"><text:span text:style-name="T67">Continuem amb la </text:span><text:a xlink:type="simple" xlink:href="https://paulinoposada.github.io/web_fred/web_fred_25_26/GS/apunts_gs/unitat_2/fred_apunts_ud2_2_gs.pdf"><text:span text:style-name="T67">unitat 2.2</text:span></text:a><text:span text:style-name="T67">, </text:span></text:p>
        </text:list-item>
        <text:list-item>
          <text:p text:style-name="P223">Come<text:span text:style-name="T77">ntem exemple 3.2.1-1 </text:span>.</text:p>
        </text:list-item>
        <text:list-item>
          <text:p text:style-name="P226">Comentem apartat 3.2.2.1 Evapoardor de plaques</text:p>
        </text:list-item>
        <text:list-item>
          <text:p text:style-name="P226">Comentem apartat 3.2.2.2</text:p>
        </text:list-item>
        <text:list-item>
          <text:p text:style-name="P226">Comentem exemple 3.2.2.2-1</text:p>
        </text:list-item>
        <text:list-item>
          <text:p text:style-name="P226">Comentem apartat 3.2.2.3 Evaporadors multitubulars</text:p>
        </text:list-item>
        <text:list-item>
          <text:p text:style-name="P226">Comencem amb l'apartat 4 Dispositius d'expansió</text:p>
        </text:list-item>
        <text:list-item>
          <text:p text:style-name="P226">Comentem apartat 4.1 Tubs capil·lars</text:p>
        </text:list-item>
        <text:list-item>
          <text:p text:style-name="P226">Comencem a comentar l'apartat 4.2 Vàlvules d'expansió termostàtiqu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6-02-11T13:43:22.532033061</dc:date>
    <meta:editing-duration>PT2H48M39S</meta:editing-duration>
    <meta:editing-cycles>268</meta:editing-cycles>
    <meta:document-statistic meta:table-count="0" meta:image-count="2" meta:object-count="1" meta:page-count="12" meta:paragraph-count="254" meta:word-count="1638" meta:character-count="10568" meta:non-whitespace-character-count="9263"/>
  </office:meta>
</office:document-meta>
</file>

<file path=Object 1/content.xml><?xml version="1.0" encoding="utf-8"?>
<math xmlns="http://www.w3.org/1998/Math/MathML" display="block">
  <semantics>
    <msub>
      <mi>N</mi>
      <mn>2</mn>
    </msub>
    <annotation encoding="StarMath 5.0">N rsub 2</annotation>
  </semantics>
</math>
</file>